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73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Resumo_5f_Geral">
      <style:table-properties table:display="true" style:writing-mode="lr-tb"/>
    </style:style>
    <style:style style:name="ta2" style:family="table" style:master-page-name="PageStyle_5f_Normalidade">
      <style:table-properties table:display="true" style:writing-mode="lr-tb"/>
    </style:style>
    <style:style style:name="ta3" style:family="table" style:master-page-name="PageStyle_5f_Outliers">
      <style:table-properties table:display="true" style:writing-mode="lr-tb"/>
    </style:style>
    <style:style style:name="ta4" style:family="table" style:master-page-name="PageStyle_5f_ANOVA">
      <style:table-properties table:display="true" style:writing-mode="lr-tb"/>
    </style:style>
    <style:style style:name="ta5" style:family="table" style:master-page-name="PageStyle_5f_Esfericidade">
      <style:table-properties table:display="true" style:writing-mode="lr-tb"/>
    </style:style>
    <style:style style:name="ta6" style:family="table" style:master-page-name="PageStyle_5f_PostHoc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mo_G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16381"/>
        <table:table-row table:style-name="ro1">
          <table:table-cell table:style-name="ce1" office:value-type="string" calcext:value-type="string">
            <text:p>Variavel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by_length_2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by_length_4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by_length_6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foil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foil_by_length_2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foil_by_length_4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foil_by_length_6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targe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target_by_length_2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target_by_length_4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target_by_length_6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ccuracy_total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by_length_2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by_length_4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by_length_6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corr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correct_by_length_2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correct_by_length_4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correct_by_length_6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incorr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ean_rt_total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lope_rt_by_length</text:p>
          </table:table-cell>
          <table:table-cell/>
          <table:table-cell table:style-name="Default" table:number-columns-repeated="16381"/>
        </table:table-row>
      </table:table>
      <table:table table:name="Normalidade" table:style-name="ta2">
        <office:forms form:automatic-focus="false" form:apply-design-mode="false"/>
        <table:table-column table:style-name="co2" table:number-columns-repeated="6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Variavel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hapiro_Stat</text:p>
          </table:table-cell>
          <table:table-cell table:style-name="ce1" office:value-type="string" calcext:value-type="string">
            <text:p>Shapiro_p</text:p>
          </table:table-cell>
          <table:table-cell table:style-name="ce1" office:value-type="string" calcext:value-type="string">
            <text:p>Normal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85695512868732" calcext:value-type="float">
            <text:p>0,85695512868732</text:p>
          </table:table-cell>
          <table:table-cell office:value-type="float" office:value="0.0276423633242354" calcext:value-type="float">
            <text:p>0,0276423633242354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872193147223436" calcext:value-type="float">
            <text:p>0,872193147223436</text:p>
          </table:table-cell>
          <table:table-cell office:value-type="float" office:value="0.0450491940426495" calcext:value-type="float">
            <text:p>0,0450491940426495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466749699187194" calcext:value-type="float">
            <text:p>0,466749699187194</text:p>
          </table:table-cell>
          <table:table-cell office:value-type="float" office:value="0.0000032854438326275" calcext:value-type="float">
            <text:p>3,2854438326275E-06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4689577449466" calcext:value-type="float">
            <text:p>0,94689577449466</text:p>
          </table:table-cell>
          <table:table-cell office:value-type="float" office:value="0.513630966595424" calcext:value-type="float">
            <text:p>0,513630966595424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826889723913589" calcext:value-type="float">
            <text:p>0,826889723913589</text:p>
          </table:table-cell>
          <table:table-cell office:value-type="float" office:value="0.0109469083207641" calcext:value-type="float">
            <text:p>0,0109469083207641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772374396112756" calcext:value-type="float">
            <text:p>0,772374396112756</text:p>
          </table:table-cell>
          <table:table-cell office:value-type="float" office:value="0.00231877620331244" calcext:value-type="float">
            <text:p>0,00231877620331244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827890025256175" calcext:value-type="float">
            <text:p>0,827890025256175</text:p>
          </table:table-cell>
          <table:table-cell office:value-type="float" office:value="0.0112802619572172" calcext:value-type="float">
            <text:p>0,0112802619572172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54311792262047" calcext:value-type="float">
            <text:p>0,954311792262047</text:p>
          </table:table-cell>
          <table:table-cell office:value-type="float" office:value="0.629413966081083" calcext:value-type="float">
            <text:p>0,629413966081083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826912517199022" calcext:value-type="float">
            <text:p>0,826912517199022</text:p>
          </table:table-cell>
          <table:table-cell office:value-type="float" office:value="0.0109543865609187" calcext:value-type="float">
            <text:p>0,0109543865609187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21574360938554" calcext:value-type="float">
            <text:p>0,921574360938554</text:p>
          </table:table-cell>
          <table:table-cell office:value-type="float" office:value="0.231651866725908" calcext:value-type="float">
            <text:p>0,23165186672590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799700208775791" calcext:value-type="float">
            <text:p>0,799700208775791</text:p>
          </table:table-cell>
          <table:table-cell office:value-type="float" office:value="0.00494840329400708" calcext:value-type="float">
            <text:p>0,00494840329400708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681473648624415" calcext:value-type="float">
            <text:p>0,681473648624415</text:p>
          </table:table-cell>
          <table:table-cell office:value-type="float" office:value="0.000239097214134167" calcext:value-type="float">
            <text:p>0,000239097214134167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842672581443169" calcext:value-type="float">
            <text:p>0,842672581443169</text:p>
          </table:table-cell>
          <table:table-cell office:value-type="float" office:value="0.0176893929147305" calcext:value-type="float">
            <text:p>0,0176893929147305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76342521888159" calcext:value-type="float">
            <text:p>0,76342521888159</text:p>
          </table:table-cell>
          <table:table-cell office:value-type="float" office:value="0.0018239504907157" calcext:value-type="float">
            <text:p>0,0018239504907157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482448004137156" calcext:value-type="float">
            <text:p>0,482448004137156</text:p>
          </table:table-cell>
          <table:table-cell office:value-type="float" office:value="0.00000432747359543272" calcext:value-type="float">
            <text:p>4,32747359543272E-06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08971745416668" calcext:value-type="float">
            <text:p>0,908971745416668</text:p>
          </table:table-cell>
          <table:table-cell office:value-type="float" office:value="0.15225871082551" calcext:value-type="float">
            <text:p>0,1522587108255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807682780877686" calcext:value-type="float">
            <text:p>0,807682780877686</text:p>
          </table:table-cell>
          <table:table-cell office:value-type="float" office:value="0.00622109769973643" calcext:value-type="float">
            <text:p>0,00622109769973643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651886938906523" calcext:value-type="float">
            <text:p>0,651886938906523</text:p>
          </table:table-cell>
          <table:table-cell office:value-type="float" office:value="0.00012244363828322" calcext:value-type="float">
            <text:p>0,00012244363828322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839260672191062" calcext:value-type="float">
            <text:p>0,839260672191062</text:p>
          </table:table-cell>
          <table:table-cell office:value-type="float" office:value="0.0159271292516439" calcext:value-type="float">
            <text:p>0,0159271292516439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779479144137946" calcext:value-type="float">
            <text:p>0,779479144137946</text:p>
          </table:table-cell>
          <table:table-cell office:value-type="float" office:value="0.00281350656592258" calcext:value-type="float">
            <text:p>0,00281350656592258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683968878872167" calcext:value-type="float">
            <text:p>0,683968878872167</text:p>
          </table:table-cell>
          <table:table-cell office:value-type="float" office:value="0.000253340190639386" calcext:value-type="float">
            <text:p>0,000253340190639386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1131427022603" calcext:value-type="float">
            <text:p>0,961131427022603</text:p>
          </table:table-cell>
          <table:table-cell office:value-type="float" office:value="0.741686369482927" calcext:value-type="float">
            <text:p>0,741686369482927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34951817398132" calcext:value-type="float">
            <text:p>0,934951817398132</text:p>
          </table:table-cell>
          <table:table-cell office:value-type="float" office:value="0.357472531265072" calcext:value-type="float">
            <text:p>0,357472531265072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813916019356511" calcext:value-type="float">
            <text:p>0,813916019356511</text:p>
          </table:table-cell>
          <table:table-cell office:value-type="float" office:value="0.00745654486428391" calcext:value-type="float">
            <text:p>0,00745654486428391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76434072904685" calcext:value-type="float">
            <text:p>0,76434072904685</text:p>
          </table:table-cell>
          <table:table-cell office:value-type="float" office:value="0.00186895800463918" calcext:value-type="float">
            <text:p>0,00186895800463918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754796648010122" calcext:value-type="float">
            <text:p>0,754796648010122</text:p>
          </table:table-cell>
          <table:table-cell office:value-type="float" office:value="0.00145242293981683" calcext:value-type="float">
            <text:p>0,00145242293981683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567561549459267" calcext:value-type="float">
            <text:p>0,567561549459267</text:p>
          </table:table-cell>
          <table:table-cell office:value-type="float" office:value="0.0000211459684577487" calcext:value-type="float">
            <text:p>2,11459684577487E-05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24957373107214" calcext:value-type="float">
            <text:p>0,924957373107214</text:p>
          </table:table-cell>
          <table:table-cell office:value-type="float" office:value="0.2589428896104" calcext:value-type="float">
            <text:p>0,2589428896104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08689948786814" calcext:value-type="float">
            <text:p>0,908689948786814</text:p>
          </table:table-cell>
          <table:table-cell office:value-type="float" office:value="0.150830200618429" calcext:value-type="float">
            <text:p>0,150830200618429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857708739805573" calcext:value-type="float">
            <text:p>0,857708739805573</text:p>
          </table:table-cell>
          <table:table-cell office:value-type="float" office:value="0.0283100258898169" calcext:value-type="float">
            <text:p>0,0283100258898169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888904607544297" calcext:value-type="float">
            <text:p>0,888904607544297</text:p>
          </table:table-cell>
          <table:table-cell office:value-type="float" office:value="0.0779494117257522" calcext:value-type="float">
            <text:p>0,0779494117257522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11277785461084" calcext:value-type="float">
            <text:p>0,911277785461084</text:p>
          </table:table-cell>
          <table:table-cell office:value-type="float" office:value="0.164463480125436" calcext:value-type="float">
            <text:p>0,164463480125436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14628991787984" calcext:value-type="float">
            <text:p>0,914628991787984</text:p>
          </table:table-cell>
          <table:table-cell office:value-type="float" office:value="0.183933893074329" calcext:value-type="float">
            <text:p>0,183933893074329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37059159863719" calcext:value-type="float">
            <text:p>0,937059159863719</text:p>
          </table:table-cell>
          <table:table-cell office:value-type="float" office:value="0.381940984302081" calcext:value-type="float">
            <text:p>0,38194098430208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57965479543988" calcext:value-type="float">
            <text:p>0,957965479543988</text:p>
          </table:table-cell>
          <table:table-cell office:value-type="float" office:value="0.689485442102522" calcext:value-type="float">
            <text:p>0,689485442102522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69074690668416" calcext:value-type="float">
            <text:p>0,69074690668416</text:p>
          </table:table-cell>
          <table:table-cell office:value-type="float" office:value="0.000296805959665568" calcext:value-type="float">
            <text:p>0,000296805959665568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1418895706188" calcext:value-type="float">
            <text:p>0,961418895706188</text:p>
          </table:table-cell>
          <table:table-cell office:value-type="float" office:value="0.746388424983181" calcext:value-type="float">
            <text:p>0,74638842498318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02950067416368" calcext:value-type="float">
            <text:p>0,902950067416368</text:p>
          </table:table-cell>
          <table:table-cell office:value-type="float" office:value="0.124475377534055" calcext:value-type="float">
            <text:p>0,124475377534055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54911987069866" calcext:value-type="float">
            <text:p>0,954911987069866</text:p>
          </table:table-cell>
          <table:table-cell office:value-type="float" office:value="0.63920536069475" calcext:value-type="float">
            <text:p>0,63920536069475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0671095781986" calcext:value-type="float">
            <text:p>0,960671095781986</text:p>
          </table:table-cell>
          <table:table-cell office:value-type="float" office:value="0.734137204008415" calcext:value-type="float">
            <text:p>0,734137204008415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63634780055169" calcext:value-type="float">
            <text:p>0,963634780055169</text:p>
          </table:table-cell>
          <table:table-cell office:value-type="float" office:value="0.782191824978841" calcext:value-type="float">
            <text:p>0,78219182497884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83431286904222" calcext:value-type="float">
            <text:p>0,983431286904222</text:p>
          </table:table-cell>
          <table:table-cell office:value-type="float" office:value="0.990023207935483" calcext:value-type="float">
            <text:p>0,990023207935483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56932202921582" calcext:value-type="float">
            <text:p>0,956932202921582</text:p>
          </table:table-cell>
          <table:table-cell office:value-type="float" office:value="0.672412025161445" calcext:value-type="float">
            <text:p>0,672412025161445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35526399508194" calcext:value-type="float">
            <text:p>0,935526399508194</text:p>
          </table:table-cell>
          <table:table-cell office:value-type="float" office:value="0.364011884524416" calcext:value-type="float">
            <text:p>0,364011884524416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53670775414207" calcext:value-type="float">
            <text:p>0,953670775414207</text:p>
          </table:table-cell>
          <table:table-cell office:value-type="float" office:value="0.619006294216476" calcext:value-type="float">
            <text:p>0,619006294216476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3478191741596" calcext:value-type="float">
            <text:p>0,963478191741596</text:p>
          </table:table-cell>
          <table:table-cell office:value-type="float" office:value="0.779693331058618" calcext:value-type="float">
            <text:p>0,77969333105861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58511281398004" calcext:value-type="float">
            <text:p>0,958511281398004</text:p>
          </table:table-cell>
          <table:table-cell office:value-type="float" office:value="0.698511004997257" calcext:value-type="float">
            <text:p>0,698511004997257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45326021015157" calcext:value-type="float">
            <text:p>0,945326021015157</text:p>
          </table:table-cell>
          <table:table-cell office:value-type="float" office:value="0.490754513723921" calcext:value-type="float">
            <text:p>0,49075451372392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0577316514136" calcext:value-type="float">
            <text:p>0,960577316514136</text:p>
          </table:table-cell>
          <table:table-cell office:value-type="float" office:value="0.732596632500027" calcext:value-type="float">
            <text:p>0,732596632500027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871942654494566" calcext:value-type="float">
            <text:p>0,871942654494566</text:p>
          </table:table-cell>
          <table:table-cell office:value-type="float" office:value="0.0446846836310136" calcext:value-type="float">
            <text:p>0,0446846836310136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50679792962204" calcext:value-type="float">
            <text:p>0,950679792962204</text:p>
          </table:table-cell>
          <table:table-cell office:value-type="float" office:value="0.571308783690703" calcext:value-type="float">
            <text:p>0,571308783690703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8844548963309" calcext:value-type="float">
            <text:p>0,968844548963309</text:p>
          </table:table-cell>
          <table:table-cell office:value-type="float" office:value="0.860823638353528" calcext:value-type="float">
            <text:p>0,86082363835352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62158646995416" calcext:value-type="float">
            <text:p>0,962158646995416</text:p>
          </table:table-cell>
          <table:table-cell office:value-type="float" office:value="0.758436585195052" calcext:value-type="float">
            <text:p>0,758436585195052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76692122668621" calcext:value-type="float">
            <text:p>0,976692122668621</text:p>
          </table:table-cell>
          <table:table-cell office:value-type="float" office:value="0.951072722133358" calcext:value-type="float">
            <text:p>0,95107272213335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2360485914019" calcext:value-type="float">
            <text:p>0,962360485914019</text:p>
          </table:table-cell>
          <table:table-cell office:value-type="float" office:value="0.761709162283157" calcext:value-type="float">
            <text:p>0,761709162283157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40488429413324" calcext:value-type="float">
            <text:p>0,940488429413324</text:p>
          </table:table-cell>
          <table:table-cell office:value-type="float" office:value="0.424619062643196" calcext:value-type="float">
            <text:p>0,424619062643196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35514164903529" calcext:value-type="float">
            <text:p>0,935514164903529</text:p>
          </table:table-cell>
          <table:table-cell office:value-type="float" office:value="0.363871612302839" calcext:value-type="float">
            <text:p>0,363871612302839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80119617554271" calcext:value-type="float">
            <text:p>0,980119617554271</text:p>
          </table:table-cell>
          <table:table-cell office:value-type="float" office:value="0.975493876975681" calcext:value-type="float">
            <text:p>0,97549387697568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738772370768633" calcext:value-type="float">
            <text:p>0,738772370768633</text:p>
          </table:table-cell>
          <table:table-cell office:value-type="float" office:value="0.000960245244759691" calcext:value-type="float">
            <text:p>0,000960245244759691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10554743763794" calcext:value-type="float">
            <text:p>0,910554743763794</text:p>
          </table:table-cell>
          <table:table-cell office:value-type="float" office:value="0.160536194737407" calcext:value-type="float">
            <text:p>0,160536194737407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0</text:p>
          </table:table-cell>
          <table:table-cell office:value-type="float" office:value="13" calcext:value-type="float">
            <text:p>13</text:p>
          </table:table-cell>
          <table:table-cell office:value-type="float" office:value="0.831323932910543" calcext:value-type="float">
            <text:p>0,831323932910543</text:p>
          </table:table-cell>
          <table:table-cell office:value-type="float" office:value="0.0164577285987433" calcext:value-type="float">
            <text:p>0,0164577285987433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1</text:p>
          </table:table-cell>
          <table:table-cell office:value-type="float" office:value="9" calcext:value-type="float">
            <text:p>9</text:p>
          </table:table-cell>
          <table:table-cell office:value-type="float" office:value="0.6794897806047" calcext:value-type="float">
            <text:p>0,6794897806047</text:p>
          </table:table-cell>
          <table:table-cell office:value-type="float" office:value="0.000817257119194135" calcext:value-type="float">
            <text:p>0,000817257119194135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2</text:p>
          </table:table-cell>
          <table:table-cell office:value-type="float" office:value="12" calcext:value-type="float">
            <text:p>12</text:p>
          </table:table-cell>
          <table:table-cell office:value-type="float" office:value="0.792287234748088" calcext:value-type="float">
            <text:p>0,792287234748088</text:p>
          </table:table-cell>
          <table:table-cell office:value-type="float" office:value="0.00766613681622635" calcext:value-type="float">
            <text:p>0,00766613681622635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0</text:p>
          </table:table-cell>
          <table:table-cell office:value-type="float" office:value="13" calcext:value-type="float">
            <text:p>13</text:p>
          </table:table-cell>
          <table:table-cell office:value-type="float" office:value="0.92600688843633" calcext:value-type="float">
            <text:p>0,92600688843633</text:p>
          </table:table-cell>
          <table:table-cell office:value-type="float" office:value="0.301916214000051" calcext:value-type="float">
            <text:p>0,30191621400005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33039036793614" calcext:value-type="float">
            <text:p>0,933039036793614</text:p>
          </table:table-cell>
          <table:table-cell office:value-type="float" office:value="0.336410569803258" calcext:value-type="float">
            <text:p>0,33641056980325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 office:value-type="float" office:value="0.872043885966601" calcext:value-type="float">
            <text:p>0,872043885966601</text:p>
          </table:table-cell>
          <table:table-cell office:value-type="float" office:value="0.055707984817821" calcext:value-type="float">
            <text:p>0,055707984817821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2534449177526" calcext:value-type="float">
            <text:p>0,962534449177526</text:p>
          </table:table-cell>
          <table:table-cell office:value-type="float" office:value="0.76452413753063" calcext:value-type="float">
            <text:p>0,76452413753063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0.871026514088396" calcext:value-type="float">
            <text:p>0,871026514088396</text:p>
          </table:table-cell>
          <table:table-cell office:value-type="float" office:value="0.0539860634017073" calcext:value-type="float">
            <text:p>0,0539860634017073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882549702680841" calcext:value-type="float">
            <text:p>0,882549702680841</text:p>
          </table:table-cell>
          <table:table-cell office:value-type="float" office:value="0.06319265907098" calcext:value-type="float">
            <text:p>0,0631926590709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6623764916121" calcext:value-type="float">
            <text:p>0,96623764916121</text:p>
          </table:table-cell>
          <table:table-cell office:value-type="float" office:value="0.822732006630186" calcext:value-type="float">
            <text:p>0,822732006630186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5162740070326" calcext:value-type="float">
            <text:p>0,95162740070326</text:p>
          </table:table-cell>
          <table:table-cell office:value-type="float" office:value="0.586246888378118" calcext:value-type="float">
            <text:p>0,58624688837811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46876984615526" calcext:value-type="float">
            <text:p>0,946876984615526</text:p>
          </table:table-cell>
          <table:table-cell office:value-type="float" office:value="0.51335327472695" calcext:value-type="float">
            <text:p>0,51335327472695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7479460302606" calcext:value-type="float">
            <text:p>0,97479460302606</text:p>
          </table:table-cell>
          <table:table-cell office:value-type="float" office:value="0.933355804477788" calcext:value-type="float">
            <text:p>0,933355804477788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803796189390644" calcext:value-type="float">
            <text:p>0,803796189390644</text:p>
          </table:table-cell>
          <table:table-cell office:value-type="float" office:value="0.00556265554935712" calcext:value-type="float">
            <text:p>0,00556265554935712</text:p>
          </table:table-cell>
          <table:table-cell office:value-type="string" calcext:value-type="string">
            <text:p>Nã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928616220068819" calcext:value-type="float">
            <text:p>0,928616220068819</text:p>
          </table:table-cell>
          <table:table-cell office:value-type="float" office:value="0.291777213866225" calcext:value-type="float">
            <text:p>0,291777213866225</text:p>
          </table:table-cell>
          <table:table-cell office:value-type="string" calcext:value-type="string">
            <text:p>Sim</text:p>
          </table:table-cell>
          <table:table-cell table:style-name="Default" table:number-columns-repeated="16378"/>
        </table:table-row>
      </table:table>
      <table:table table:name="Outliers" table:style-name="ta3">
        <office:forms form:automatic-focus="false" form:apply-design-mode="false"/>
        <table:table-column table:style-name="co2" table:number-columns-repeated="11" table:default-cell-style-name="Default"/>
        <table:table-column table:style-name="co2" table:number-columns-repeated="16373"/>
        <table:table-row table:style-name="ro1">
          <table:table-cell table:style-name="ce1" office:value-type="string" calcext:value-type="string">
            <text:p>Variavel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_total</text:p>
          </table:table-cell>
          <table:table-cell table:style-name="ce1" office:value-type="string" calcext:value-type="string">
            <text:p>outliers_IQR</text:p>
          </table:table-cell>
          <table:table-cell table:style-name="ce1" office:value-type="string" calcext:value-type="string">
            <text:p>outliers_Zscore</text:p>
          </table:table-cell>
          <table:table-cell table:style-name="ce1" office:value-type="string" calcext:value-type="string">
            <text:p>percent_outliers_IQR</text:p>
          </table:table-cell>
          <table:table-cell table:style-name="ce1" office:value-type="string" calcext:value-type="string">
            <text:p>percent_outliers_Zscor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,975</text:p>
          </table:table-cell>
          <table:table-cell office:value-type="float" office:value="0.0210311124838343" calcext:value-type="float">
            <text:p>0,0210311124838343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2857142857143" calcext:value-type="float">
            <text:p>0,982857142857143</text:p>
          </table:table-cell>
          <table:table-cell office:value-type="float" office:value="0.0172887564301513" calcext:value-type="float">
            <text:p>0,017288756430151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52857142857143" calcext:value-type="float">
            <text:p>0,952857142857143</text:p>
          </table:table-cell>
          <table:table-cell office:value-type="float" office:value="0.0918551176438343" calcext:value-type="float">
            <text:p>0,091855117643834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8571428571429" calcext:value-type="float">
            <text:p>0,958571428571429</text:p>
          </table:table-cell>
          <table:table-cell office:value-type="float" office:value="0.0276953600271411" calcext:value-type="float">
            <text:p>0,027695360027141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225320284859643" calcext:value-type="float">
            <text:p>0,0225320284859643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55714285714286" calcext:value-type="float">
            <text:p>0,955714285714286</text:p>
          </table:table-cell>
          <table:table-cell office:value-type="float" office:value="0.0420099412619819" calcext:value-type="float">
            <text:p>0,0420099412619819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35714285714286" calcext:value-type="float">
            <text:p>0,935714285714286</text:p>
          </table:table-cell>
          <table:table-cell office:value-type="float" office:value="0.0373577889549742" calcext:value-type="float">
            <text:p>0,0373577889549742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70714285714286" calcext:value-type="float">
            <text:p>0,970714285714286</text:p>
          </table:table-cell>
          <table:table-cell office:value-type="float" office:value="0.0177435950369469" calcext:value-type="float">
            <text:p>0,0177435950369469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42142857142857" calcext:value-type="float">
            <text:p>0,942142857142857</text:p>
          </table:table-cell>
          <table:table-cell office:value-type="float" office:value="0.0420948693070548" calcext:value-type="float">
            <text:p>0,0420948693070548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162775079467732" calcext:value-type="float">
            <text:p>0,0162775079467732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993333333333333" calcext:value-type="float">
            <text:p>0,99333333333333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981428571428571" calcext:value-type="float">
            <text:p>0,981428571428571</text:p>
          </table:table-cell>
          <table:table-cell office:value-type="float" office:value="0.0167798355642384" calcext:value-type="float">
            <text:p>0,0167798355642384</text:p>
          </table:table-cell>
          <table:table-cell office:value-type="float" office:value="0.946666666666667" calcext:value-type="float">
            <text:p>0,94666666666666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6" calcext:value-type="float">
            <text:p>0,96</text:p>
          </table:table-cell>
          <table:table-cell office:value-type="float" office:value="0.0509063158306805" calcext:value-type="float">
            <text:p>0,050906315830680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81428571428571" calcext:value-type="float">
            <text:p>0,981428571428571</text:p>
          </table:table-cell>
          <table:table-cell office:value-type="float" office:value="0.0183374953650638" calcext:value-type="float">
            <text:p>0,0183374953650638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982857142857143" calcext:value-type="float">
            <text:p>0,982857142857143</text:p>
          </table:table-cell>
          <table:table-cell office:value-type="float" office:value="0.021989008243131" calcext:value-type="float">
            <text:p>0,02198900824313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57142857142857" calcext:value-type="float">
            <text:p>0,957142857142857</text:p>
          </table:table-cell>
          <table:table-cell office:value-type="float" office:value="0.0937614461876991" calcext:value-type="float">
            <text:p>0,0937614461876991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244948974278318" calcext:value-type="float">
            <text:p>0,0244948974278318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235339362165821" calcext:value-type="float">
            <text:p>0,023533936216582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7" calcext:value-type="float">
            <text:p>0,97</text:p>
          </table:table-cell>
          <table:table-cell office:value-type="float" office:value="0.0481983083009863" calcext:value-type="float">
            <text:p>0,0481983083009863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58571428571429" calcext:value-type="float">
            <text:p>0,958571428571429</text:p>
          </table:table-cell>
          <table:table-cell office:value-type="float" office:value="0.0388007023840356" calcext:value-type="float">
            <text:p>0,0388007023840356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81428571428572" calcext:value-type="float">
            <text:p>0,981428571428572</text:p>
          </table:table-cell>
          <table:table-cell office:value-type="float" office:value="0.0228227763622028" calcext:value-type="float">
            <text:p>0,0228227763622028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952857142857143" calcext:value-type="float">
            <text:p>0,952857142857143</text:p>
          </table:table-cell>
          <table:table-cell office:value-type="float" office:value="0.0640226608233452" calcext:value-type="float">
            <text:p>0,0640226608233452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2857142857143" calcext:value-type="float">
            <text:p>0,942857142857143</text:p>
          </table:table-cell>
          <table:table-cell office:value-type="float" office:value="0.03476065028596" calcext:value-type="float">
            <text:p>0,03476065028596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993333333333333" calcext:value-type="float">
            <text:p>0,99333333333333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67619047619048" calcext:value-type="float">
            <text:p>0,967619047619048</text:p>
          </table:table-cell>
          <table:table-cell office:value-type="float" office:value="0.0162999958800567" calcext:value-type="float">
            <text:p>0,0162999958800567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40476190476191" calcext:value-type="float">
            <text:p>0,940476190476191</text:p>
          </table:table-cell>
          <table:table-cell office:value-type="float" office:value="0.0537461132422121" calcext:value-type="float">
            <text:p>0,0537461132422121</text:p>
          </table:table-cell>
          <table:table-cell office:value-type="float" office:value="0.786666666666667" calcext:value-type="float">
            <text:p>0,78666666666666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68571428571429" calcext:value-type="float">
            <text:p>0,968571428571429</text:p>
          </table:table-cell>
          <table:table-cell office:value-type="float" office:value="0.0373871929650007" calcext:value-type="float">
            <text:p>0,0373871929650007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82857142857143" calcext:value-type="float">
            <text:p>0,982857142857143</text:p>
          </table:table-cell>
          <table:table-cell office:value-type="float" office:value="0.0233464118239815" calcext:value-type="float">
            <text:p>0,0233464118239815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.948571428571429" calcext:value-type="float">
            <text:p>0,948571428571429</text:p>
          </table:table-cell>
          <table:table-cell office:value-type="float" office:value="0.0946944188800637" calcext:value-type="float">
            <text:p>0,0946944188800637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7142857142857" calcext:value-type="float">
            <text:p>0,947142857142857</text:p>
          </table:table-cell>
          <table:table-cell office:value-type="float" office:value="0.0426846344950735" calcext:value-type="float">
            <text:p>0,0426846344950735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0271746488194703" calcext:value-type="float">
            <text:p>0,027174648819470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1428571428571" calcext:value-type="float">
            <text:p>0,941428571428571</text:p>
          </table:table-cell>
          <table:table-cell office:value-type="float" office:value="0.0540451581631428" calcext:value-type="float">
            <text:p>0,0540451581631428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2857142857143" calcext:value-type="float">
            <text:p>0,912857142857143</text:p>
          </table:table-cell>
          <table:table-cell office:value-type="float" office:value="0.0506007861642441" calcext:value-type="float">
            <text:p>0,0506007861642441</text:p>
          </table:table-cell>
          <table:table-cell office:value-type="float" office:value="0.82" calcext:value-type="float">
            <text:p>0,82</text:p>
          </table:table-cell>
          <table:table-cell office:value-type="float" office:value="0.98" calcext:value-type="float">
            <text:p>0,98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0248069469178417" calcext:value-type="float">
            <text:p>0,0248069469178417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31428571428572" calcext:value-type="float">
            <text:p>0,931428571428572</text:p>
          </table:table-cell>
          <table:table-cell office:value-type="float" office:value="0.0427617987059879" calcext:value-type="float">
            <text:p>0,0427617987059879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6428571428571" calcext:value-type="float">
            <text:p>0,956428571428571</text:p>
          </table:table-cell>
          <table:table-cell office:value-type="float" office:value="0.0243009720080749" calcext:value-type="float">
            <text:p>0,0243009720080749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9" calcext:value-type="float">
            <text:p>0,99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97452380952381" calcext:value-type="float">
            <text:p>0,97452380952381</text:p>
          </table:table-cell>
          <table:table-cell office:value-type="float" office:value="0.0141787817190988" calcext:value-type="float">
            <text:p>0,0141787817190988</text:p>
          </table:table-cell>
          <table:table-cell office:value-type="float" office:value="0.943333333333333" calcext:value-type="float">
            <text:p>0,943333333333333</text:p>
          </table:table-cell>
          <table:table-cell office:value-type="float" office:value="0.996666666666667" calcext:value-type="float">
            <text:p>0,99666666666666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4285714285714" calcext:value-type="float">
            <text:p>7,14285714285714</text:p>
          </table:table-cell>
          <table:table-cell office:value-type="float" office:value="0.950238095238095" calcext:value-type="float">
            <text:p>0,950238095238095</text:p>
          </table:table-cell>
          <table:table-cell office:value-type="float" office:value="0.0499993894956624" calcext:value-type="float">
            <text:p>0,0499993894956624</text:p>
          </table:table-cell>
          <table:table-cell office:value-type="float" office:value="0.793333333333333" calcext:value-type="float">
            <text:p>0,793333333333333</text:p>
          </table:table-cell>
          <table:table-cell office:value-type="float" office:value="0.99" calcext:value-type="float">
            <text:p>0,99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957.864285714286" calcext:value-type="float">
            <text:p>957,864285714286</text:p>
          </table:table-cell>
          <table:table-cell office:value-type="float" office:value="267.541699286565" calcext:value-type="float">
            <text:p>267,541699286565</text:p>
          </table:table-cell>
          <table:table-cell office:value-type="float" office:value="446.72" calcext:value-type="float">
            <text:p>446,72</text:p>
          </table:table-cell>
          <table:table-cell office:value-type="float" office:value="1496.49" calcext:value-type="float">
            <text:p>1496,49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970.09" calcext:value-type="float">
            <text:p>970,09</text:p>
          </table:table-cell>
          <table:table-cell office:value-type="float" office:value="403.015409077428" calcext:value-type="float">
            <text:p>403,015409077428</text:p>
          </table:table-cell>
          <table:table-cell office:value-type="float" office:value="496.81" calcext:value-type="float">
            <text:p>496,81</text:p>
          </table:table-cell>
          <table:table-cell office:value-type="float" office:value="1956.01" calcext:value-type="float">
            <text:p>1956,0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9.924285714286" calcext:value-type="float">
            <text:p>839,924285714286</text:p>
          </table:table-cell>
          <table:table-cell office:value-type="float" office:value="203.179606059962" calcext:value-type="float">
            <text:p>203,179606059962</text:p>
          </table:table-cell>
          <table:table-cell office:value-type="float" office:value="497.93" calcext:value-type="float">
            <text:p>497,93</text:p>
          </table:table-cell>
          <table:table-cell office:value-type="float" office:value="1166.66" calcext:value-type="float">
            <text:p>1166,66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2.4" calcext:value-type="float">
            <text:p>1052,4</text:p>
          </table:table-cell>
          <table:table-cell office:value-type="float" office:value="253.735733482996" calcext:value-type="float">
            <text:p>253,735733482996</text:p>
          </table:table-cell>
          <table:table-cell office:value-type="float" office:value="514.9" calcext:value-type="float">
            <text:p>514,9</text:p>
          </table:table-cell>
          <table:table-cell office:value-type="float" office:value="1407.56" calcext:value-type="float">
            <text:p>1407,56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.76" calcext:value-type="float">
            <text:p>972,76</text:p>
          </table:table-cell>
          <table:table-cell office:value-type="float" office:value="236.879121591908" calcext:value-type="float">
            <text:p>236,879121591908</text:p>
          </table:table-cell>
          <table:table-cell office:value-type="float" office:value="563.49" calcext:value-type="float">
            <text:p>563,49</text:p>
          </table:table-cell>
          <table:table-cell office:value-type="float" office:value="1337.21" calcext:value-type="float">
            <text:p>1337,2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.712857142857" calcext:value-type="float">
            <text:p>955,712857142857</text:p>
          </table:table-cell>
          <table:table-cell office:value-type="float" office:value="245.933769646926" calcext:value-type="float">
            <text:p>245,933769646926</text:p>
          </table:table-cell>
          <table:table-cell office:value-type="float" office:value="509.41" calcext:value-type="float">
            <text:p>509,41</text:p>
          </table:table-cell>
          <table:table-cell office:value-type="float" office:value="1397.01" calcext:value-type="float">
            <text:p>1397,0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5.84142857143" calcext:value-type="float">
            <text:p>1275,84142857143</text:p>
          </table:table-cell>
          <table:table-cell office:value-type="float" office:value="327.034237042243" calcext:value-type="float">
            <text:p>327,034237042243</text:p>
          </table:table-cell>
          <table:table-cell office:value-type="float" office:value="584.81" calcext:value-type="float">
            <text:p>584,81</text:p>
          </table:table-cell>
          <table:table-cell office:value-type="float" office:value="1826.42" calcext:value-type="float">
            <text:p>1826,42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8.32857142857" calcext:value-type="float">
            <text:p>1108,32857142857</text:p>
          </table:table-cell>
          <table:table-cell office:value-type="float" office:value="246.594829968175" calcext:value-type="float">
            <text:p>246,594829968175</text:p>
          </table:table-cell>
          <table:table-cell office:value-type="float" office:value="623.54" calcext:value-type="float">
            <text:p>623,54</text:p>
          </table:table-cell>
          <table:table-cell office:value-type="float" office:value="1409.37" calcext:value-type="float">
            <text:p>1409,3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8.99571428571" calcext:value-type="float">
            <text:p>1188,99571428571</text:p>
          </table:table-cell>
          <table:table-cell office:value-type="float" office:value="302.442349667714" calcext:value-type="float">
            <text:p>302,442349667714</text:p>
          </table:table-cell>
          <table:table-cell office:value-type="float" office:value="638.53" calcext:value-type="float">
            <text:p>638,53</text:p>
          </table:table-cell>
          <table:table-cell office:value-type="float" office:value="1690.88" calcext:value-type="float">
            <text:p>1690,88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087.83013268817" calcext:value-type="float">
            <text:p>1087,83013268817</text:p>
          </table:table-cell>
          <table:table-cell office:value-type="float" office:value="256.785680365167" calcext:value-type="float">
            <text:p>256,785680365167</text:p>
          </table:table-cell>
          <table:table-cell office:value-type="float" office:value="514.985454545455" calcext:value-type="float">
            <text:p>514,985454545455</text:p>
          </table:table-cell>
          <table:table-cell office:value-type="float" office:value="1452.44673539519" calcext:value-type="float">
            <text:p>1452,44673539519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5.52946450679" calcext:value-type="float">
            <text:p>1005,52946450679</text:p>
          </table:table-cell>
          <table:table-cell office:value-type="float" office:value="258.102120924591" calcext:value-type="float">
            <text:p>258,102120924591</text:p>
          </table:table-cell>
          <table:table-cell office:value-type="float" office:value="560.546075085324" calcext:value-type="float">
            <text:p>560,546075085324</text:p>
          </table:table-cell>
          <table:table-cell office:value-type="float" office:value="1514.73469387755" calcext:value-type="float">
            <text:p>1514,7346938775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.256096628481" calcext:value-type="float">
            <text:p>976,256096628481</text:p>
          </table:table-cell>
          <table:table-cell office:value-type="float" office:value="219.118532071892" calcext:value-type="float">
            <text:p>219,118532071892</text:p>
          </table:table-cell>
          <table:table-cell office:value-type="float" office:value="549.18339100346" calcext:value-type="float">
            <text:p>549,18339100346</text:p>
          </table:table-cell>
          <table:table-cell office:value-type="float" office:value="1325.40206185567" calcext:value-type="float">
            <text:p>1325,4020618556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953.53296121997" calcext:value-type="float">
            <text:p>953,53296121997</text:p>
          </table:table-cell>
          <table:table-cell office:value-type="float" office:value="259.537534222231" calcext:value-type="float">
            <text:p>259,537534222231</text:p>
          </table:table-cell>
          <table:table-cell office:value-type="float" office:value="449.659793814433" calcext:value-type="float">
            <text:p>449,659793814433</text:p>
          </table:table-cell>
          <table:table-cell office:value-type="float" office:value="1486.1875" calcext:value-type="float">
            <text:p>1486,187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941.190003445838" calcext:value-type="float">
            <text:p>941,190003445838</text:p>
          </table:table-cell>
          <table:table-cell office:value-type="float" office:value="373.811063916526" calcext:value-type="float">
            <text:p>373,811063916526</text:p>
          </table:table-cell>
          <table:table-cell office:value-type="float" office:value="497.424242424242" calcext:value-type="float">
            <text:p>497,424242424242</text:p>
          </table:table-cell>
          <table:table-cell office:value-type="float" office:value="1867.64285714286" calcext:value-type="float">
            <text:p>1867,64285714286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.685596970661" calcext:value-type="float">
            <text:p>820,685596970661</text:p>
          </table:table-cell>
          <table:table-cell office:value-type="float" office:value="182.028400000281" calcext:value-type="float">
            <text:p>182,028400000281</text:p>
          </table:table-cell>
          <table:table-cell office:value-type="float" office:value="500.255102040816" calcext:value-type="float">
            <text:p>500,255102040816</text:p>
          </table:table-cell>
          <table:table-cell office:value-type="float" office:value="1146.64285714286" calcext:value-type="float">
            <text:p>1146,64285714286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.32060010858" calcext:value-type="float">
            <text:p>1048,32060010858</text:p>
          </table:table-cell>
          <table:table-cell office:value-type="float" office:value="254.458423752446" calcext:value-type="float">
            <text:p>254,458423752446</text:p>
          </table:table-cell>
          <table:table-cell office:value-type="float" office:value="518.677777777778" calcext:value-type="float">
            <text:p>518,677777777778</text:p>
          </table:table-cell>
          <table:table-cell office:value-type="float" office:value="1422.44791666667" calcext:value-type="float">
            <text:p>1422,4479166666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.248180119053" calcext:value-type="float">
            <text:p>976,248180119053</text:p>
          </table:table-cell>
          <table:table-cell office:value-type="float" office:value="237.695120496827" calcext:value-type="float">
            <text:p>237,695120496827</text:p>
          </table:table-cell>
          <table:table-cell office:value-type="float" office:value="564.918367346939" calcext:value-type="float">
            <text:p>564,918367346939</text:p>
          </table:table-cell>
          <table:table-cell office:value-type="float" office:value="1337.10309278351" calcext:value-type="float">
            <text:p>1337,1030927835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.890446424663" calcext:value-type="float">
            <text:p>940,890446424663</text:p>
          </table:table-cell>
          <table:table-cell office:value-type="float" office:value="232.008438431982" calcext:value-type="float">
            <text:p>232,008438431982</text:p>
          </table:table-cell>
          <table:table-cell office:value-type="float" office:value="509.938144329897" calcext:value-type="float">
            <text:p>509,938144329897</text:p>
          </table:table-cell>
          <table:table-cell office:value-type="float" office:value="1355.21649484536" calcext:value-type="float">
            <text:p>1355,21649484536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9.06743308401" calcext:value-type="float">
            <text:p>1269,06743308401</text:p>
          </table:table-cell>
          <table:table-cell office:value-type="float" office:value="326.816587827415" calcext:value-type="float">
            <text:p>326,816587827415</text:p>
          </table:table-cell>
          <table:table-cell office:value-type="float" office:value="583.215909090909" calcext:value-type="float">
            <text:p>583,215909090909</text:p>
          </table:table-cell>
          <table:table-cell office:value-type="float" office:value="1837.74712643678" calcext:value-type="float">
            <text:p>1837,74712643678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.05708266552" calcext:value-type="float">
            <text:p>1101,05708266552</text:p>
          </table:table-cell>
          <table:table-cell office:value-type="float" office:value="242.731919902555" calcext:value-type="float">
            <text:p>242,731919902555</text:p>
          </table:table-cell>
          <table:table-cell office:value-type="float" office:value="621.177083333333" calcext:value-type="float">
            <text:p>621,177083333333</text:p>
          </table:table-cell>
          <table:table-cell office:value-type="float" office:value="1411.59375" calcext:value-type="float">
            <text:p>1411,5937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1.22937533826" calcext:value-type="float">
            <text:p>1171,22937533826</text:p>
          </table:table-cell>
          <table:table-cell office:value-type="float" office:value="282.004641462604" calcext:value-type="float">
            <text:p>282,004641462604</text:p>
          </table:table-cell>
          <table:table-cell office:value-type="float" office:value="640.691489361702" calcext:value-type="float">
            <text:p>640,691489361702</text:p>
          </table:table-cell>
          <table:table-cell office:value-type="float" office:value="1559.60240963855" calcext:value-type="float">
            <text:p>1559,6024096385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269.91318100446" calcext:value-type="float">
            <text:p>1269,91318100446</text:p>
          </table:table-cell>
          <table:table-cell office:value-type="float" office:value="425.341739145801" calcext:value-type="float">
            <text:p>425,341739145801</text:p>
          </table:table-cell>
          <table:table-cell office:value-type="float" office:value="520.88" calcext:value-type="float">
            <text:p>520,88</text:p>
          </table:table-cell>
          <table:table-cell office:value-type="float" office:value="2181" calcext:value-type="float">
            <text:p>218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500.69099165307" calcext:value-type="float">
            <text:p>1500,69099165307</text:p>
          </table:table-cell>
          <table:table-cell office:value-type="float" office:value="1148.5852077099" calcext:value-type="float">
            <text:p>1148,5852077099</text:p>
          </table:table-cell>
          <table:table-cell office:value-type="float" office:value="592" calcext:value-type="float">
            <text:p>592</text:p>
          </table:table-cell>
          <table:table-cell office:value-type="float" office:value="4481.375" calcext:value-type="float">
            <text:p>4481,37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203.25173865113" calcext:value-type="float">
            <text:p>1203,25173865113</text:p>
          </table:table-cell>
          <table:table-cell office:value-type="float" office:value="588.266028088945" calcext:value-type="float">
            <text:p>588,266028088945</text:p>
          </table:table-cell>
          <table:table-cell office:value-type="float" office:value="529.666666666667" calcext:value-type="float">
            <text:p>529,666666666667</text:p>
          </table:table-cell>
          <table:table-cell office:value-type="float" office:value="2580.11111111111" calcext:value-type="float">
            <text:p>2580,11111111111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983.521794871795" calcext:value-type="float">
            <text:p>983,521794871795</text:p>
          </table:table-cell>
          <table:table-cell office:value-type="float" office:value="639.491024586792" calcext:value-type="float">
            <text:p>639,491024586792</text:p>
          </table:table-cell>
          <table:table-cell office:value-type="float" office:value="351.666666666667" calcext:value-type="float">
            <text:p>351,666666666667</text:p>
          </table:table-cell>
          <table:table-cell office:value-type="float" office:value="2172.33333333333" calcext:value-type="float">
            <text:p>2172,3333333333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,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2259.63518518519" calcext:value-type="float">
            <text:p>2259,63518518519</text:p>
          </table:table-cell>
          <table:table-cell office:value-type="float" office:value="2884.03283613276" calcext:value-type="float">
            <text:p>2884,03283613276</text:p>
          </table:table-cell>
          <table:table-cell office:value-type="float" office:value="396.5" calcext:value-type="float">
            <text:p>396,5</text:p>
          </table:table-cell>
          <table:table-cell office:value-type="float" office:value="8171.75" calcext:value-type="float">
            <text:p>8171,7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082.67261904762" calcext:value-type="float">
            <text:p>1082,67261904762</text:p>
          </table:table-cell>
          <table:table-cell office:value-type="float" office:value="803.461020208918" calcext:value-type="float">
            <text:p>803,461020208918</text:p>
          </table:table-cell>
          <table:table-cell office:value-type="float" office:value="384" calcext:value-type="float">
            <text:p>384</text:p>
          </table:table-cell>
          <table:table-cell office:value-type="float" office:value="2945.57142857143" calcext:value-type="float">
            <text:p>2945,5714285714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6.87802197802" calcext:value-type="float">
            <text:p>1086,87802197802</text:p>
          </table:table-cell>
          <table:table-cell office:value-type="float" office:value="402.854556512526" calcext:value-type="float">
            <text:p>402,854556512526</text:p>
          </table:table-cell>
          <table:table-cell office:value-type="float" office:value="480.9" calcext:value-type="float">
            <text:p>480,9</text:p>
          </table:table-cell>
          <table:table-cell office:value-type="float" office:value="1776.5" calcext:value-type="float">
            <text:p>1776,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5.546683673469" calcext:value-type="float">
            <text:p>915,546683673469</text:p>
          </table:table-cell>
          <table:table-cell office:value-type="float" office:value="287.557992056574" calcext:value-type="float">
            <text:p>287,557992056574</text:p>
          </table:table-cell>
          <table:table-cell office:value-type="float" office:value="493.5" calcext:value-type="float">
            <text:p>493,5</text:p>
          </table:table-cell>
          <table:table-cell office:value-type="float" office:value="1340.66666666667" calcext:value-type="float">
            <text:p>1340,6666666666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117.075468649" calcext:value-type="float">
            <text:p>1117,075468649</text:p>
          </table:table-cell>
          <table:table-cell office:value-type="float" office:value="645.657250386066" calcext:value-type="float">
            <text:p>645,657250386066</text:p>
          </table:table-cell>
          <table:table-cell office:value-type="float" office:value="437" calcext:value-type="float">
            <text:p>437</text:p>
          </table:table-cell>
          <table:table-cell office:value-type="float" office:value="2748.33333333333" calcext:value-type="float">
            <text:p>2748,3333333333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5.28197913198" calcext:value-type="float">
            <text:p>1435,28197913198</text:p>
          </table:table-cell>
          <table:table-cell office:value-type="float" office:value="524.220694634214" calcext:value-type="float">
            <text:p>524,220694634214</text:p>
          </table:table-cell>
          <table:table-cell office:value-type="float" office:value="596.5" calcext:value-type="float">
            <text:p>596,5</text:p>
          </table:table-cell>
          <table:table-cell office:value-type="float" office:value="2389.75" calcext:value-type="float">
            <text:p>2389,7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447.24358974359" calcext:value-type="float">
            <text:p>1447,24358974359</text:p>
          </table:table-cell>
          <table:table-cell office:value-type="float" office:value="717.865553172971" calcext:value-type="float">
            <text:p>717,865553172971</text:p>
          </table:table-cell>
          <table:table-cell office:value-type="float" office:value="680.25" calcext:value-type="float">
            <text:p>680,25</text:p>
          </table:table-cell>
          <table:table-cell office:value-type="float" office:value="3117" calcext:value-type="float">
            <text:p>3117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340.810410831" calcext:value-type="float">
            <text:p>1340,810410831</text:p>
          </table:table-cell>
          <table:table-cell office:value-type="float" office:value="655.704771505355" calcext:value-type="float">
            <text:p>655,704771505355</text:p>
          </table:table-cell>
          <table:table-cell office:value-type="float" office:value="604.666666666667" calcext:value-type="float">
            <text:p>604,666666666667</text:p>
          </table:table-cell>
          <table:table-cell office:value-type="float" office:value="2670.25" calcext:value-type="float">
            <text:p>2670,25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5.36857142857" calcext:value-type="float">
            <text:p>1095,36857142857</text:p>
          </table:table-cell>
          <table:table-cell office:value-type="float" office:value="261.264107441337" calcext:value-type="float">
            <text:p>261,264107441337</text:p>
          </table:table-cell>
          <table:table-cell office:value-type="float" office:value="515.476666666667" calcext:value-type="float">
            <text:p>515,476666666667</text:p>
          </table:table-cell>
          <table:table-cell office:value-type="float" office:value="1474.30333333333" calcext:value-type="float">
            <text:p>1474,3033333333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7.05952380952" calcext:value-type="float">
            <text:p>1017,05952380952</text:p>
          </table:table-cell>
          <table:table-cell office:value-type="float" office:value="268.601682828979" calcext:value-type="float">
            <text:p>268,601682828979</text:p>
          </table:table-cell>
          <table:table-cell office:value-type="float" office:value="561.28" calcext:value-type="float">
            <text:p>561,28</text:p>
          </table:table-cell>
          <table:table-cell office:value-type="float" office:value="1555.39" calcext:value-type="float">
            <text:p>1555,39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4.877619047619" calcext:value-type="float">
            <text:p>994,877619047619</text:p>
          </table:table-cell>
          <table:table-cell office:value-type="float" office:value="235.327899782659" calcext:value-type="float">
            <text:p>235,327899782659</text:p>
          </table:table-cell>
          <table:table-cell office:value-type="float" office:value="548.623333333333" calcext:value-type="float">
            <text:p>548,623333333333</text:p>
          </table:table-cell>
          <table:table-cell office:value-type="float" office:value="1363.04333333333" calcext:value-type="float">
            <text:p>1363,04333333333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8836179660107" calcext:value-type="float">
            <text:p>78,8836179660107</text:p>
          </table:table-cell>
          <table:table-cell office:value-type="float" office:value="62.5203751871216" calcext:value-type="float">
            <text:p>62,5203751871216</text:p>
          </table:table-cell>
          <table:table-cell office:value-type="float" office:value="-48.8664626288661" calcext:value-type="float">
            <text:p>-48,8664626288661</text:p>
          </table:table-cell>
          <table:table-cell office:value-type="float" office:value="211.080803348326" calcext:value-type="float">
            <text:p>211,080803348326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39.9667698049198" calcext:value-type="float">
            <text:p>39,9667698049198</text:p>
          </table:table-cell>
          <table:table-cell office:value-type="float" office:value="73.9639543231142" calcext:value-type="float">
            <text:p>73,9639543231142</text:p>
          </table:table-cell>
          <table:table-cell office:value-type="float" office:value="-122.908136966127" calcext:value-type="float">
            <text:p>-122,908136966127</text:p>
          </table:table-cell>
          <table:table-cell office:value-type="float" office:value="126.382105263158" calcext:value-type="float">
            <text:p>126,382105263158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87.6359445918989" calcext:value-type="float">
            <text:p>87,6359445918989</text:p>
          </table:table-cell>
          <table:table-cell office:value-type="float" office:value="45.9773362994734" calcext:value-type="float">
            <text:p>45,9773362994734</text:p>
          </table:table-cell>
          <table:table-cell office:value-type="float" office:value="11.6674720790377" calcext:value-type="float">
            <text:p>11,6674720790377</text:p>
          </table:table-cell>
          <table:table-cell office:value-type="float" office:value="175.1072350627" calcext:value-type="float">
            <text:p>175,1072350627</text:p>
          </table:table-cell>
          <table:table-cell table:style-name="Default" table:number-columns-repeated="16373"/>
        </table:table-row>
      </table:table>
      <table:table table:name="ANOVA" table:style-name="ta4">
        <office:forms form:automatic-focus="false" form:apply-design-mode="false"/>
        <table:table-column table:style-name="co2" table:number-columns-repeated="6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Variave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_value</text:p>
          </table:table-cell>
          <table:table-cell table:style-name="ce1" office:value-type="string" calcext:value-type="string">
            <text:p>partial_eta_squared</text:p>
          </table:table-cell>
          <table:table-cell table:style-name="ce1" office:value-type="string" calcext:value-type="string">
            <text:p>significativo</text:p>
          </table:table-cell>
          <table:table-cell table:style-name="ce1" office:value-type="string" calcext:value-type="string">
            <text:p>tamanho_efeit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float" office:value="1.26766257794833" calcext:value-type="float">
            <text:p>1,26766257794833</text:p>
          </table:table-cell>
          <table:table-cell office:value-type="float" office:value="0.298316167083146" calcext:value-type="float">
            <text:p>0,298316167083146</text:p>
          </table:table-cell>
          <table:table-cell office:value-type="float" office:value="0.053737656011027" calcext:value-type="float">
            <text:p>0,05373765601102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float" office:value="0.878873239436626" calcext:value-type="float">
            <text:p>0,878873239436626</text:p>
          </table:table-cell>
          <table:table-cell office:value-type="float" office:value="0.427227165847416" calcext:value-type="float">
            <text:p>0,427227165847416</text:p>
          </table:table-cell>
          <table:table-cell office:value-type="float" office:value="0.0389159138290483" calcext:value-type="float">
            <text:p>0,038915913829048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float" office:value="6.44161204175774" calcext:value-type="float">
            <text:p>6,44161204175774</text:p>
          </table:table-cell>
          <table:table-cell office:value-type="float" office:value="0.00534249392868842" calcext:value-type="float">
            <text:p>0,00534249392868842</text:p>
          </table:table-cell>
          <table:table-cell office:value-type="float" office:value="0.176740561136128" calcext:value-type="float">
            <text:p>0,17674056113612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rande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float" office:value="1.70913648543522" calcext:value-type="float">
            <text:p>1,70913648543522</text:p>
          </table:table-cell>
          <table:table-cell office:value-type="float" office:value="0.200738312430225" calcext:value-type="float">
            <text:p>0,200738312430225</text:p>
          </table:table-cell>
          <table:table-cell office:value-type="float" office:value="0.0731390652048474" calcext:value-type="float">
            <text:p>0,073139065204847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édi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float" office:value="1.04778156996587" calcext:value-type="float">
            <text:p>1,04778156996587</text:p>
          </table:table-cell>
          <table:table-cell office:value-type="float" office:value="0.365058853409719" calcext:value-type="float">
            <text:p>0,365058853409719</text:p>
          </table:table-cell>
          <table:table-cell office:value-type="float" office:value="0.0447098230539575" calcext:value-type="float">
            <text:p>0,044709823053957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float" office:value="0.408071748878915" calcext:value-type="float">
            <text:p>0,408071748878915</text:p>
          </table:table-cell>
          <table:table-cell office:value-type="float" office:value="0.669115902135573" calcext:value-type="float">
            <text:p>0,669115902135573</text:p>
          </table:table-cell>
          <table:table-cell office:value-type="float" office:value="0.020231213872832" calcext:value-type="float">
            <text:p>0,0202312138728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float" office:value="1.53694581280789" calcext:value-type="float">
            <text:p>1,53694581280789</text:p>
          </table:table-cell>
          <table:table-cell office:value-type="float" office:value="0.233944236000358" calcext:value-type="float">
            <text:p>0,233944236000358</text:p>
          </table:table-cell>
          <table:table-cell office:value-type="float" office:value="0.0743938890733977" calcext:value-type="float">
            <text:p>0,074393889073397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édi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float" office:value="2.85398457583545" calcext:value-type="float">
            <text:p>2,85398457583545</text:p>
          </table:table-cell>
          <table:table-cell office:value-type="float" office:value="0.0757641879208465" calcext:value-type="float">
            <text:p>0,0757641879208465</text:p>
          </table:table-cell>
          <table:table-cell office:value-type="float" office:value="0.100347472848437" calcext:value-type="float">
            <text:p>0,10034747284843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édi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float" office:value="1.38717572197749" calcext:value-type="float">
            <text:p>1,38717572197749</text:p>
          </table:table-cell>
          <table:table-cell office:value-type="float" office:value="0.267658756355329" calcext:value-type="float">
            <text:p>0,267658756355329</text:p>
          </table:table-cell>
          <table:table-cell office:value-type="float" office:value="0.0553159096675973" calcext:value-type="float">
            <text:p>0,055315909667597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float" office:value="0.794212218649516" calcext:value-type="float">
            <text:p>0,794212218649516</text:p>
          </table:table-cell>
          <table:table-cell office:value-type="float" office:value="0.462598093873583" calcext:value-type="float">
            <text:p>0,462598093873583</text:p>
          </table:table-cell>
          <table:table-cell office:value-type="float" office:value="0.0343314403717088" calcext:value-type="float">
            <text:p>0,034331440371708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float" office:value="8.4791502753737" calcext:value-type="float">
            <text:p>8,4791502753737</text:p>
          </table:table-cell>
          <table:table-cell office:value-type="float" office:value="0.00146231631579052" calcext:value-type="float">
            <text:p>0,00146231631579052</text:p>
          </table:table-cell>
          <table:table-cell office:value-type="float" office:value="0.195311579691365" calcext:value-type="float">
            <text:p>0,19531157969136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rande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float" office:value="2.39473684210524" calcext:value-type="float">
            <text:p>2,39473684210524</text:p>
          </table:table-cell>
          <table:table-cell office:value-type="float" office:value="0.111025842375723" calcext:value-type="float">
            <text:p>0,111025842375723</text:p>
          </table:table-cell>
          <table:table-cell office:value-type="float" office:value="0.0943779710080005" calcext:value-type="float">
            <text:p>0,094377971008000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édi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float" office:value="1.91643431902157" calcext:value-type="float">
            <text:p>1,91643431902157</text:p>
          </table:table-cell>
          <table:table-cell office:value-type="float" office:value="0.167347149072408" calcext:value-type="float">
            <text:p>0,167347149072408</text:p>
          </table:table-cell>
          <table:table-cell office:value-type="float" office:value="0.0388570105678545" calcext:value-type="float">
            <text:p>0,038857010567854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float" office:value="3.88140863644794" calcext:value-type="float">
            <text:p>3,88140863644794</text:p>
          </table:table-cell>
          <table:table-cell office:value-type="float" office:value="0.0334927421030681" calcext:value-type="float">
            <text:p>0,0334927421030681</text:p>
          </table:table-cell>
          <table:table-cell office:value-type="float" office:value="0.0307259490319643" calcext:value-type="float">
            <text:p>0,030725949031964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float" office:value="8.58489679767672" calcext:value-type="float">
            <text:p>8,58489679767672</text:p>
          </table:table-cell>
          <table:table-cell office:value-type="float" office:value="0.0013718729249386" calcext:value-type="float">
            <text:p>0,0013718729249386</text:p>
          </table:table-cell>
          <table:table-cell office:value-type="float" office:value="0.0550992677954343" calcext:value-type="float">
            <text:p>0,055099267795434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float" office:value="6.96276114076174" calcext:value-type="float">
            <text:p>6,96276114076174</text:p>
          </table:table-cell>
          <table:table-cell office:value-type="float" office:value="0.00378787505631096" calcext:value-type="float">
            <text:p>0,00378787505631096</text:p>
          </table:table-cell>
          <table:table-cell office:value-type="float" office:value="0.0383854434541978" calcext:value-type="float">
            <text:p>0,038385443454197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float" office:value="2.40597393477095" calcext:value-type="float">
            <text:p>2,40597393477095</text:p>
          </table:table-cell>
          <table:table-cell office:value-type="float" office:value="0.109977670468687" calcext:value-type="float">
            <text:p>0,109977670468687</text:p>
          </table:table-cell>
          <table:table-cell office:value-type="float" office:value="0.0460736454116758" calcext:value-type="float">
            <text:p>0,046073645411675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float" office:value="4.45774629954627" calcext:value-type="float">
            <text:p>4,45774629954627</text:p>
          </table:table-cell>
          <table:table-cell office:value-type="float" office:value="0.0216479744651023" calcext:value-type="float">
            <text:p>0,0216479744651023</text:p>
          </table:table-cell>
          <table:table-cell office:value-type="float" office:value="0.0355664037579501" calcext:value-type="float">
            <text:p>0,035566403757950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float" office:value="10.1555369760652" calcext:value-type="float">
            <text:p>10,1555369760652</text:p>
          </table:table-cell>
          <table:table-cell office:value-type="float" office:value="0.00055049127830529" calcext:value-type="float">
            <text:p>0,00055049127830529</text:p>
          </table:table-cell>
          <table:table-cell office:value-type="float" office:value="0.058853811162274" calcext:value-type="float">
            <text:p>0,05885381116227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float" office:value="1.02421434181034" calcext:value-type="float">
            <text:p>1,02421434181034</text:p>
          </table:table-cell>
          <table:table-cell office:value-type="float" office:value="0.373114863540257" calcext:value-type="float">
            <text:p>0,373114863540257</text:p>
          </table:table-cell>
          <table:table-cell office:value-type="float" office:value="0.0276359069053237" calcext:value-type="float">
            <text:p>0,027635906905323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float" office:value="2.26097815467272" calcext:value-type="float">
            <text:p>2,26097815467272</text:p>
          </table:table-cell>
          <table:table-cell office:value-type="float" office:value="0.14095752375589" calcext:value-type="float">
            <text:p>0,14095752375589</text:p>
          </table:table-cell>
          <table:table-cell office:value-type="float" office:value="0.139177540959594" calcext:value-type="float">
            <text:p>0,13917754095959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édi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float" office:value="1.61823686787296" calcext:value-type="float">
            <text:p>1,61823686787296</text:p>
          </table:table-cell>
          <table:table-cell office:value-type="float" office:value="0.220970401314962" calcext:value-type="float">
            <text:p>0,220970401314962</text:p>
          </table:table-cell>
          <table:table-cell office:value-type="float" office:value="0.0524931980101522" calcext:value-type="float">
            <text:p>0,052493198010152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float" office:value="0.0433035406506923" calcext:value-type="float">
            <text:p>0,0433035406506923</text:p>
          </table:table-cell>
          <table:table-cell office:value-type="float" office:value="0.957695314497799" calcext:value-type="float">
            <text:p>0,957695314497799</text:p>
          </table:table-cell>
          <table:table-cell office:value-type="float" office:value="0.00137223588022027" calcext:value-type="float">
            <text:p>0,0013722358802202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float" office:value="5.15573031365208" calcext:value-type="float">
            <text:p>5,15573031365208</text:p>
          </table:table-cell>
          <table:table-cell office:value-type="float" office:value="0.0130042461055052" calcext:value-type="float">
            <text:p>0,0130042461055052</text:p>
          </table:table-cell>
          <table:table-cell office:value-type="float" office:value="0.0297492695425523" calcext:value-type="float">
            <text:p>0,029749269542552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eque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float" office:value="3.08702547105693" calcext:value-type="float">
            <text:p>3,08702547105693</text:p>
          </table:table-cell>
          <table:table-cell office:value-type="float" office:value="0.0626727623754683" calcext:value-type="float">
            <text:p>0,0626727623754683</text:p>
          </table:table-cell>
          <table:table-cell office:value-type="float" office:value="0.107675425067257" calcext:value-type="float">
            <text:p>0,10767542506725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édio</text:p>
          </table:table-cell>
          <table:table-cell table:style-name="Default" table:number-columns-repeated="16378"/>
        </table:table-row>
      </table:table>
      <table:table table:name="Esfericidade" table:style-name="ta5">
        <office:forms form:automatic-focus="false" form:apply-design-mode="false"/>
        <table:table-column table:style-name="co2" table:number-columns-repeated="6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Variavel</text:p>
          </table:table-cell>
          <table:table-cell table:style-name="ce1" office:value-type="string" calcext:value-type="string">
            <text:p>Mauchly_W</text:p>
          </table:table-cell>
          <table:table-cell table:style-name="ce1" office:value-type="string" calcext:value-type="string">
            <text:p>Mauchly_p</text:p>
          </table:table-cell>
          <table:table-cell table:style-name="ce1" office:value-type="string" calcext:value-type="string">
            <text:p>Esferico</text:p>
          </table:table-cell>
          <table:table-cell table:style-name="ce1" office:value-type="string" calcext:value-type="string">
            <text:p>Correcao_GG</text:p>
          </table:table-cell>
          <table:table-cell table:style-name="ce1" office:value-type="string" calcext:value-type="string">
            <text:p>Correcao_HF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float" office:value="794.416401401508" calcext:value-type="float">
            <text:p>794,416401401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float" office:value="3125.49473898718" calcext:value-type="float">
            <text:p>3125,49473898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float" office:value="3645.42383458889" calcext:value-type="float">
            <text:p>3645,4238345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float" office:value="2375.06743843313" calcext:value-type="float">
            <text:p>2375,06743843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float" office:value="763.192873387743" calcext:value-type="float">
            <text:p>763,1928733877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float" office:value="2327.33539948093" calcext:value-type="float">
            <text:p>2327,33539948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float" office:value="1258.85408432193" calcext:value-type="float">
            <text:p>1258,85408432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float" office:value="2263.26259732925" calcext:value-type="float">
            <text:p>2263,26259732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float" office:value="754.320555834803" calcext:value-type="float">
            <text:p>754,320555834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float" office:value="1786.02194902212" calcext:value-type="float">
            <text:p>1786,02194902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float" office:value="3240.54888840713" calcext:value-type="float">
            <text:p>3240,54888840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float" office:value="2465.47273707216" calcext:value-type="float">
            <text:p>2465,47273707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float" office:value="0.627384162982299" calcext:value-type="float">
            <text:p>0,627384162982299</text:p>
          </table:table-cell>
          <table:table-cell office:value-type="float" office:value="0.0609819503160943" calcext:value-type="float">
            <text:p>0,0609819503160943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float" office:value="0.971348058114556" calcext:value-type="float">
            <text:p>0,971348058114556</text:p>
          </table:table-cell>
          <table:table-cell office:value-type="float" office:value="0.839941922039223" calcext:value-type="float">
            <text:p>0,839941922039223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float" office:value="0.836640394479473" calcext:value-type="float">
            <text:p>0,836640394479473</text:p>
          </table:table-cell>
          <table:table-cell office:value-type="float" office:value="0.342951712288077" calcext:value-type="float">
            <text:p>0,342951712288077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float" office:value="0.857148569415043" calcext:value-type="float">
            <text:p>0,857148569415043</text:p>
          </table:table-cell>
          <table:table-cell office:value-type="float" office:value="0.3965853140569" calcext:value-type="float">
            <text:p>0,3965853140569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float" office:value="0.593001751661467" calcext:value-type="float">
            <text:p>0,593001751661467</text:p>
          </table:table-cell>
          <table:table-cell office:value-type="float" office:value="0.0434846378321323" calcext:value-type="float">
            <text:p>0,0434846378321323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float" office:value="0.964331814211296" calcext:value-type="float">
            <text:p>0,964331814211296</text:p>
          </table:table-cell>
          <table:table-cell office:value-type="float" office:value="0.804190556028216" calcext:value-type="float">
            <text:p>0,804190556028216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float" office:value="0.717500353614584" calcext:value-type="float">
            <text:p>0,717500353614584</text:p>
          </table:table-cell>
          <table:table-cell office:value-type="float" office:value="0.136437174410964" calcext:value-type="float">
            <text:p>0,136437174410964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float" office:value="0.344167545265473" calcext:value-type="float">
            <text:p>0,344167545265473</text:p>
          </table:table-cell>
          <table:table-cell office:value-type="float" office:value="0.00166195586221345" calcext:value-type="float">
            <text:p>0,00166195586221345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float" office:value="0.159866187756896" calcext:value-type="float">
            <text:p>0,159866187756896</text:p>
          </table:table-cell>
          <table:table-cell office:value-type="float" office:value="0.00408573181207747" calcext:value-type="float">
            <text:p>0,00408573181207747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float" office:value="0.457765107105663" calcext:value-type="float">
            <text:p>0,457765107105663</text:p>
          </table:table-cell>
          <table:table-cell office:value-type="float" office:value="0.0201008039932555" calcext:value-type="float">
            <text:p>0,0201008039932555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float" office:value="0.767627927518658" calcext:value-type="float">
            <text:p>0,767627927518658</text:p>
          </table:table-cell>
          <table:table-cell office:value-type="float" office:value="0.233522760949431" calcext:value-type="float">
            <text:p>0,233522760949431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float" office:value="0.847979120722317" calcext:value-type="float">
            <text:p>0,847979120722317</text:p>
          </table:table-cell>
          <table:table-cell office:value-type="float" office:value="0.371801342942665" calcext:value-type="float">
            <text:p>0,371801342942665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float" office:value="0.810783982131677" calcext:value-type="float">
            <text:p>0,810783982131677</text:p>
          </table:table-cell>
          <table:table-cell office:value-type="float" office:value="0.284073656264624" calcext:value-type="float">
            <text:p>0,284073656264624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/A</text:p>
          </table:table-cell>
          <table:table-cell table:style-name="Default" table:number-columns-repeated="16378"/>
        </table:table-row>
      </table:table>
      <table:table table:name="PostHoc" table:style-name="ta6">
        <office:forms form:automatic-focus="false" form:apply-design-mode="false"/>
        <table:table-column table:style-name="co2" table:number-columns-repeated="10" table:default-cell-style-name="Default"/>
        <table:table-column table:style-name="co2" table:number-columns-repeated="16374"/>
        <table:table-row table:style-name="ro1">
          <table:table-cell table:style-name="ce1" office:value-type="string" calcext:value-type="string">
            <text:p>Variavel</text:p>
          </table:table-cell>
          <table:table-cell table:style-name="ce1" office:value-type="string" calcext:value-type="string">
            <text:p>Comparacao</text:p>
          </table:table-cell>
          <table:table-cell table:style-name="ce1" office:value-type="string" calcext:value-type="string">
            <text:p>Diferenca_medias</text:p>
          </table:table-cell>
          <table:table-cell table:style-name="ce1" office:value-type="string" calcext:value-type="string">
            <text:p>P_corrigido</text:p>
          </table:table-cell>
          <table:table-cell table:style-name="ce1" office:value-type="string" calcext:value-type="string">
            <text:p>IC_inferior</text:p>
          </table:table-cell>
          <table:table-cell table:style-name="ce1" office:value-type="string" calcext:value-type="string">
            <text:p>IC_superior</text:p>
          </table:table-cell>
          <table:table-cell table:style-name="ce1" office:value-type="string" calcext:value-type="string">
            <text:p>T_statistic</text:p>
          </table:table-cell>
          <table:table-cell table:style-name="ce1" office:value-type="string" calcext:value-type="string">
            <text:p>p_value</text:p>
          </table:table-cell>
          <table:table-cell table:style-name="ce1" office:value-type="string" calcext:value-type="string">
            <text:p>Significativo</text:p>
          </table:table-cell>
          <table:table-cell table:style-name="ce1" office:value-type="string" calcext:value-type="string">
            <text:p>Tamanho_efeito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0 vs T1</text:p>
          </table:table-cell>
          <table:table-cell office:value-type="float" office:value="-0.00785714285714256" calcext:value-type="float">
            <text:p>-0,00785714285714256</text:p>
          </table:table-cell>
          <table:table-cell office:value-type="float" office:value="0.80771871928894" calcext:value-type="float">
            <text:p>0,80771871928894</text:p>
          </table:table-cell>
          <table:table-cell office:value-type="float" office:value="-0.0225651253653412" calcext:value-type="float">
            <text:p>-0,0225651253653412</text:p>
          </table:table-cell>
          <table:table-cell office:value-type="float" office:value="0.00685083965105607" calcext:value-type="float">
            <text:p>0,00685083965105607</text:p>
          </table:table-cell>
          <table:table-cell office:value-type="float" office:value="-1.15408929460217" calcext:value-type="float">
            <text:p>-1,15408929460217</text:p>
          </table:table-cell>
          <table:table-cell office:value-type="float" office:value="0.269239573096313" calcext:value-type="float">
            <text:p>0,269239573096313</text:p>
          </table:table-cell>
          <table:table-cell office:value-type="string" calcext:value-type="string">
            <text:p>Não</text:p>
          </table:table-cell>
          <table:table-cell office:value-type="float" office:value="-0.396252615435624" calcext:value-type="float">
            <text:p>-0,396252615435624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0 vs T2</text:p>
          </table:table-cell>
          <table:table-cell office:value-type="float" office:value="0.0221428571428572" calcext:value-type="float">
            <text:p>0,0221428571428572</text:p>
          </table:table-cell>
          <table:table-cell office:value-type="float" office:value="1" calcext:value-type="float">
            <text:p>1</text:p>
          </table:table-cell>
          <table:table-cell office:value-type="float" office:value="-0.0299536127804302" calcext:value-type="float">
            <text:p>-0,0299536127804302</text:p>
          </table:table-cell>
          <table:table-cell office:value-type="float" office:value="0.0742393270661447" calcext:value-type="float">
            <text:p>0,0742393270661447</text:p>
          </table:table-cell>
          <table:table-cell office:value-type="float" office:value="0.918233703864436" calcext:value-type="float">
            <text:p>0,918233703864436</text:p>
          </table:table-cell>
          <table:table-cell office:value-type="float" office:value="0.37521895172154" calcext:value-type="float">
            <text:p>0,37521895172154</text:p>
          </table:table-cell>
          <table:table-cell office:value-type="string" calcext:value-type="string">
            <text:p>Não</text:p>
          </table:table-cell>
          <table:table-cell office:value-type="float" office:value="0.322636137760792" calcext:value-type="float">
            <text:p>0,32263613776079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2</text:p>
          </table:table-cell>
          <table:table-cell office:value-type="string" calcext:value-type="string">
            <text:p>T1 vs T2</text:p>
          </table:table-cell>
          <table:table-cell office:value-type="float" office:value="0.0299999999999998" calcext:value-type="float">
            <text:p>0,0299999999999998</text:p>
          </table:table-cell>
          <table:table-cell office:value-type="float" office:value="0.630130215963141" calcext:value-type="float">
            <text:p>0,630130215963141</text:p>
          </table:table-cell>
          <table:table-cell office:value-type="float" office:value="-0.0191493326247475" calcext:value-type="float">
            <text:p>-0,0191493326247475</text:p>
          </table:table-cell>
          <table:table-cell office:value-type="float" office:value="0.0791493326247471" calcext:value-type="float">
            <text:p>0,0791493326247471</text:p>
          </table:table-cell>
          <table:table-cell office:value-type="float" office:value="1.31865594572076" calcext:value-type="float">
            <text:p>1,31865594572076</text:p>
          </table:table-cell>
          <table:table-cell office:value-type="float" office:value="0.210043405321047" calcext:value-type="float">
            <text:p>0,210043405321047</text:p>
          </table:table-cell>
          <table:table-cell office:value-type="string" calcext:value-type="string">
            <text:p>Não</text:p>
          </table:table-cell>
          <table:table-cell office:value-type="float" office:value="0.44069300758975" calcext:value-type="float">
            <text:p>0,4406930075897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0 vs T1</text:p>
          </table:table-cell>
          <table:table-cell office:value-type="float" office:value="-0.0114285714285712" calcext:value-type="float">
            <text:p>-0,0114285714285712</text:p>
          </table:table-cell>
          <table:table-cell office:value-type="float" office:value="0.653389183529752" calcext:value-type="float">
            <text:p>0,653389183529752</text:p>
          </table:table-cell>
          <table:table-cell office:value-type="float" office:value="-0.0304919112573875" calcext:value-type="float">
            <text:p>-0,0304919112573875</text:p>
          </table:table-cell>
          <table:table-cell office:value-type="float" office:value="0.00763476840024503" calcext:value-type="float">
            <text:p>0,00763476840024503</text:p>
          </table:table-cell>
          <table:table-cell office:value-type="float" office:value="-1.29515225160547" calcext:value-type="float">
            <text:p>-1,29515225160547</text:p>
          </table:table-cell>
          <table:table-cell office:value-type="float" office:value="0.217796394509917" calcext:value-type="float">
            <text:p>0,217796394509917</text:p>
          </table:table-cell>
          <table:table-cell office:value-type="string" calcext:value-type="string">
            <text:p>Não</text:p>
          </table:table-cell>
          <table:table-cell office:value-type="float" office:value="-0.439502572721012" calcext:value-type="float">
            <text:p>-0,43950257272101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0 vs T2</text:p>
          </table:table-cell>
          <table:table-cell office:value-type="float" office:value="0.002857142857143" calcext:value-type="float">
            <text:p>0,00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-0.0247337608391031" calcext:value-type="float">
            <text:p>-0,0247337608391031</text:p>
          </table:table-cell>
          <table:table-cell office:value-type="float" office:value="0.0304480465533891" calcext:value-type="float">
            <text:p>0,0304480465533891</text:p>
          </table:table-cell>
          <table:table-cell office:value-type="float" office:value="0.223714378606697" calcext:value-type="float">
            <text:p>0,223714378606697</text:p>
          </table:table-cell>
          <table:table-cell office:value-type="float" office:value="0.826456839904291" calcext:value-type="float">
            <text:p>0,826456839904291</text:p>
          </table:table-cell>
          <table:table-cell office:value-type="string" calcext:value-type="string">
            <text:p>Não</text:p>
          </table:table-cell>
          <table:table-cell office:value-type="float" office:value="0.0779631158300551" calcext:value-type="float">
            <text:p>0,077963115830055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4</text:p>
          </table:table-cell>
          <table:table-cell office:value-type="string" calcext:value-type="string">
            <text:p>T1 vs T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789251453517112" calcext:value-type="float">
            <text:p>0,789251453517112</text:p>
          </table:table-cell>
          <table:table-cell office:value-type="float" office:value="-0.0120970291563009" calcext:value-type="float">
            <text:p>-0,0120970291563009</text:p>
          </table:table-cell>
          <table:table-cell office:value-type="float" office:value="0.0406684577277293" calcext:value-type="float">
            <text:p>0,0406684577277293</text:p>
          </table:table-cell>
          <table:table-cell office:value-type="float" office:value="1.16979530373121" calcext:value-type="float">
            <text:p>1,16979530373121</text:p>
          </table:table-cell>
          <table:table-cell office:value-type="float" office:value="0.263083817839037" calcext:value-type="float">
            <text:p>0,263083817839037</text:p>
          </table:table-cell>
          <table:table-cell office:value-type="string" calcext:value-type="string">
            <text:p>Não</text:p>
          </table:table-cell>
          <table:table-cell office:value-type="float" office:value="0.411457669644246" calcext:value-type="float">
            <text:p>0,411457669644246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0 vs T1</text:p>
          </table:table-cell>
          <table:table-cell office:value-type="float" office:value="-0.0350000000000001" calcext:value-type="float">
            <text:p>-0,0350000000000001</text:p>
          </table:table-cell>
          <table:table-cell office:value-type="float" office:value="0.00284773259311578" calcext:value-type="float">
            <text:p>0,00284773259311578</text:p>
          </table:table-cell>
          <table:table-cell office:value-type="float" office:value="-0.0527961333987155" calcext:value-type="float">
            <text:p>-0,0527961333987155</text:p>
          </table:table-cell>
          <table:table-cell office:value-type="float" office:value="-0.0172038666012848" calcext:value-type="float">
            <text:p>-0,0172038666012848</text:p>
          </table:table-cell>
          <table:table-cell office:value-type="float" office:value="-4.24883885066819" calcext:value-type="float">
            <text:p>-4,24883885066819</text:p>
          </table:table-cell>
          <table:table-cell office:value-type="float" office:value="0.00094924419770526" calcext:value-type="float">
            <text:p>0,00094924419770526</text:p>
          </table:table-cell>
          <table:table-cell office:value-type="string" calcext:value-type="string">
            <text:p>Sim</text:p>
          </table:table-cell>
          <table:table-cell office:value-type="float" office:value="-1.1619620687811" calcext:value-type="float">
            <text:p>-1,161962068781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0 vs T2</text:p>
          </table:table-cell>
          <table:table-cell office:value-type="float" office:value="-0.00642857142857123" calcext:value-type="float">
            <text:p>-0,00642857142857123</text:p>
          </table:table-cell>
          <table:table-cell office:value-type="float" office:value="1" calcext:value-type="float">
            <text:p>1</text:p>
          </table:table-cell>
          <table:table-cell office:value-type="float" office:value="-0.0330910167159878" calcext:value-type="float">
            <text:p>-0,0330910167159878</text:p>
          </table:table-cell>
          <table:table-cell office:value-type="float" office:value="0.0202338738588453" calcext:value-type="float">
            <text:p>0,0202338738588453</text:p>
          </table:table-cell>
          <table:table-cell office:value-type="float" office:value="-0.520885615343806" calcext:value-type="float">
            <text:p>-0,520885615343806</text:p>
          </table:table-cell>
          <table:table-cell office:value-type="float" office:value="0.611204441604664" calcext:value-type="float">
            <text:p>0,611204441604664</text:p>
          </table:table-cell>
          <table:table-cell office:value-type="string" calcext:value-type="string">
            <text:p>Não</text:p>
          </table:table-cell>
          <table:table-cell office:value-type="float" office:value="-0.156829690383694" calcext:value-type="float">
            <text:p>-0,156829690383694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by_length_6</text:p>
          </table:table-cell>
          <table:table-cell office:value-type="string" calcext:value-type="string">
            <text:p>T1 vs T2</text:p>
          </table:table-cell>
          <table:table-cell office:value-type="float" office:value="0.0285714285714289" calcext:value-type="float">
            <text:p>0,0285714285714289</text:p>
          </table:table-cell>
          <table:table-cell office:value-type="float" office:value="0.0439539483843758" calcext:value-type="float">
            <text:p>0,0439539483843758</text:p>
          </table:table-cell>
          <table:table-cell office:value-type="float" office:value="0.0066312157299395" calcext:value-type="float">
            <text:p>0,0066312157299395</text:p>
          </table:table-cell>
          <table:table-cell office:value-type="float" office:value="0.0505116414129183" calcext:value-type="float">
            <text:p>0,0505116414129183</text:p>
          </table:table-cell>
          <table:table-cell office:value-type="float" office:value="2.81331905036518" calcext:value-type="float">
            <text:p>2,81331905036518</text:p>
          </table:table-cell>
          <table:table-cell office:value-type="float" office:value="0.0146513161281253" calcext:value-type="float">
            <text:p>0,0146513161281253</text:p>
          </table:table-cell>
          <table:table-cell office:value-type="string" calcext:value-type="string">
            <text:p>Sim</text:p>
          </table:table-cell>
          <table:table-cell office:value-type="float" office:value="0.858752357989025" calcext:value-type="float">
            <text:p>0,85875235798902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0 vs T1</text:p>
          </table:table-cell>
          <table:table-cell office:value-type="float" office:value="-0.0114285714285715" calcext:value-type="float">
            <text:p>-0,0114285714285715</text:p>
          </table:table-cell>
          <table:table-cell office:value-type="float" office:value="0.155855988822673" calcext:value-type="float">
            <text:p>0,155855988822673</text:p>
          </table:table-cell>
          <table:table-cell office:value-type="float" office:value="-0.022969175626415" calcext:value-type="float">
            <text:p>-0,022969175626415</text:p>
          </table:table-cell>
          <table:table-cell office:value-type="float" office:value="0.000112032769272106" calcext:value-type="float">
            <text:p>0,000112032769272106</text:p>
          </table:table-cell>
          <table:table-cell office:value-type="float" office:value="-2.1393964370622" calcext:value-type="float">
            <text:p>-2,1393964370622</text:p>
          </table:table-cell>
          <table:table-cell office:value-type="float" office:value="0.0519519962742242" calcext:value-type="float">
            <text:p>0,0519519962742242</text:p>
          </table:table-cell>
          <table:table-cell office:value-type="string" calcext:value-type="string">
            <text:p>Não</text:p>
          </table:table-cell>
          <table:table-cell office:value-type="float" office:value="-0.671222694798541" calcext:value-type="float">
            <text:p>-0,67122269479854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0 vs T2</text:p>
          </table:table-cell>
          <table:table-cell office:value-type="float" office:value="0.0099999999999999" calcext:value-type="float">
            <text:p>0,009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-0.0198445754900676" calcext:value-type="float">
            <text:p>-0,0198445754900676</text:p>
          </table:table-cell>
          <table:table-cell office:value-type="float" office:value="0.0398445754900674" calcext:value-type="float">
            <text:p>0,0398445754900674</text:p>
          </table:table-cell>
          <table:table-cell office:value-type="float" office:value="0.723873139753653" calcext:value-type="float">
            <text:p>0,723873139753653</text:p>
          </table:table-cell>
          <table:table-cell office:value-type="float" office:value="0.481967503619224" calcext:value-type="float">
            <text:p>0,481967503619224</text:p>
          </table:table-cell>
          <table:table-cell office:value-type="string" calcext:value-type="string">
            <text:p>Não</text:p>
          </table:table-cell>
          <table:table-cell office:value-type="float" office:value="0.256901997591757" calcext:value-type="float">
            <text:p>0,25690199759175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</text:p>
          </table:table-cell>
          <table:table-cell office:value-type="string" calcext:value-type="string">
            <text:p>T1 vs T2</text:p>
          </table:table-cell>
          <table:table-cell office:value-type="float" office:value="0.0214285714285714" calcext:value-type="float">
            <text:p>0,0214285714285714</text:p>
          </table:table-cell>
          <table:table-cell office:value-type="float" office:value="0.415178436731976" calcext:value-type="float">
            <text:p>0,415178436731976</text:p>
          </table:table-cell>
          <table:table-cell office:value-type="float" office:value="-0.00789314694427789" calcext:value-type="float">
            <text:p>-0,00789314694427789</text:p>
          </table:table-cell>
          <table:table-cell office:value-type="float" office:value="0.0507502898014206" calcext:value-type="float">
            <text:p>0,0507502898014206</text:p>
          </table:table-cell>
          <table:table-cell office:value-type="float" office:value="1.57881654404974" calcext:value-type="float">
            <text:p>1,57881654404974</text:p>
          </table:table-cell>
          <table:table-cell office:value-type="float" office:value="0.138392812243992" calcext:value-type="float">
            <text:p>0,138392812243992</text:p>
          </table:table-cell>
          <table:table-cell office:value-type="string" calcext:value-type="string">
            <text:p>Não</text:p>
          </table:table-cell>
          <table:table-cell office:value-type="float" office:value="0.548911057469934" calcext:value-type="float">
            <text:p>0,548911057469934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0 vs T1</text:p>
          </table:table-cell>
          <table:table-cell office:value-type="float" office:value="-0.00142857142857145" calcext:value-type="float">
            <text:p>-0,00142857142857145</text:p>
          </table:table-cell>
          <table:table-cell office:value-type="float" office:value="1" calcext:value-type="float">
            <text:p>1</text:p>
          </table:table-cell>
          <table:table-cell office:value-type="float" office:value="-0.0180484875131576" calcext:value-type="float">
            <text:p>-0,0180484875131576</text:p>
          </table:table-cell>
          <table:table-cell office:value-type="float" office:value="0.0151913446560147" calcext:value-type="float">
            <text:p>0,0151913446560147</text:p>
          </table:table-cell>
          <table:table-cell office:value-type="float" office:value="-0.185695338177052" calcext:value-type="float">
            <text:p>-0,185695338177052</text:p>
          </table:table-cell>
          <table:table-cell office:value-type="float" office:value="0.855549765455151" calcext:value-type="float">
            <text:p>0,855549765455151</text:p>
          </table:table-cell>
          <table:table-cell office:value-type="string" calcext:value-type="string">
            <text:p>Não</text:p>
          </table:table-cell>
          <table:table-cell office:value-type="float" office:value="-0.0685063794180133" calcext:value-type="float">
            <text:p>-0,0685063794180133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0 vs T2</text:p>
          </table:table-cell>
          <table:table-cell office:value-type="float" office:value="0.0242857142857141" calcext:value-type="float">
            <text:p>0,0242857142857141</text:p>
          </table:table-cell>
          <table:table-cell office:value-type="float" office:value="1" calcext:value-type="float">
            <text:p>1</text:p>
          </table:table-cell>
          <table:table-cell office:value-type="float" office:value="-0.0304762507822607" calcext:value-type="float">
            <text:p>-0,0304762507822607</text:p>
          </table:table-cell>
          <table:table-cell office:value-type="float" office:value="0.079047679353689" calcext:value-type="float">
            <text:p>0,079047679353689</text:p>
          </table:table-cell>
          <table:table-cell office:value-type="float" office:value="0.958075479532182" calcext:value-type="float">
            <text:p>0,958075479532182</text:p>
          </table:table-cell>
          <table:table-cell office:value-type="float" office:value="0.355504560288465" calcext:value-type="float">
            <text:p>0,355504560288465</text:p>
          </table:table-cell>
          <table:table-cell office:value-type="string" calcext:value-type="string">
            <text:p>Não</text:p>
          </table:table-cell>
          <table:table-cell office:value-type="float" office:value="0.349022469686059" calcext:value-type="float">
            <text:p>0,34902246968605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2</text:p>
          </table:table-cell>
          <table:table-cell office:value-type="string" calcext:value-type="string">
            <text:p>T1 vs T2</text:p>
          </table:table-cell>
          <table:table-cell office:value-type="float" office:value="0.0257142857142856" calcext:value-type="float">
            <text:p>0,0257142857142856</text:p>
          </table:table-cell>
          <table:table-cell office:value-type="float" office:value="0.804607061579976" calcext:value-type="float">
            <text:p>0,804607061579976</text:p>
          </table:table-cell>
          <table:table-cell office:value-type="float" office:value="-0.0223116144143522" calcext:value-type="float">
            <text:p>-0,0223116144143522</text:p>
          </table:table-cell>
          <table:table-cell office:value-type="float" office:value="0.0737401858429234" calcext:value-type="float">
            <text:p>0,0737401858429234</text:p>
          </table:table-cell>
          <table:table-cell office:value-type="float" office:value="1.15671620379064" calcext:value-type="float">
            <text:p>1,15671620379064</text:p>
          </table:table-cell>
          <table:table-cell office:value-type="float" office:value="0.268202353859992" calcext:value-type="float">
            <text:p>0,268202353859992</text:p>
          </table:table-cell>
          <table:table-cell office:value-type="string" calcext:value-type="string">
            <text:p>Não</text:p>
          </table:table-cell>
          <table:table-cell office:value-type="float" office:value="0.366607808633551" calcext:value-type="float">
            <text:p>0,36660780863355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0 vs T1</text:p>
          </table:table-cell>
          <table:table-cell office:value-type="float" office:value="-0.0100000000000001" calcext:value-type="float">
            <text:p>-0,0100000000000001</text:p>
          </table:table-cell>
          <table:table-cell office:value-type="float" office:value="0.908013238320501" calcext:value-type="float">
            <text:p>0,908013238320501</text:p>
          </table:table-cell>
          <table:table-cell office:value-type="float" office:value="-0.0301289312811329" calcext:value-type="float">
            <text:p>-0,0301289312811329</text:p>
          </table:table-cell>
          <table:table-cell office:value-type="float" office:value="0.0101289312811326" calcext:value-type="float">
            <text:p>0,0101289312811326</text:p>
          </table:table-cell>
          <table:table-cell office:value-type="float" office:value="-1.07326545373324" calcext:value-type="float">
            <text:p>-1,07326545373324</text:p>
          </table:table-cell>
          <table:table-cell office:value-type="float" office:value="0.302671079440167" calcext:value-type="float">
            <text:p>0,302671079440167</text:p>
          </table:table-cell>
          <table:table-cell office:value-type="string" calcext:value-type="string">
            <text:p>Não</text:p>
          </table:table-cell>
          <table:table-cell office:value-type="float" office:value="-0.404206990187604" calcext:value-type="float">
            <text:p>-0,404206990187604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0 vs T2</text:p>
          </table:table-cell>
          <table:table-cell office:value-type="float" office:value="1.11022302462516E-016" calcext:value-type="float">
            <text:p>1,11022302462516E-16</text:p>
          </table:table-cell>
          <table:table-cell office:value-type="float" office:value="1" calcext:value-type="float">
            <text:p>1</text:p>
          </table:table-cell>
          <table:table-cell office:value-type="float" office:value="-0.0286462094435666" calcext:value-type="float">
            <text:p>-0,0286462094435666</text:p>
          </table:table-cell>
          <table:table-cell office:value-type="float" office:value="0.0286462094435668" calcext:value-type="float">
            <text:p>0,0286462094435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float" office:value="2.81947261536017E-015" calcext:value-type="float">
            <text:p>2,81947261536017E-1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4</text:p>
          </table:table-cell>
          <table:table-cell office:value-type="string" calcext:value-type="string">
            <text:p>T1 vs T2</text:p>
          </table:table-cell>
          <table:table-cell office:value-type="float" office:value="0.0100000000000002" calcext:value-type="float">
            <text:p>0,0100000000000002</text:p>
          </table:table-cell>
          <table:table-cell office:value-type="float" office:value="1" calcext:value-type="float">
            <text:p>1</text:p>
          </table:table-cell>
          <table:table-cell office:value-type="float" office:value="-0.0225830957232167" calcext:value-type="float">
            <text:p>-0,0225830957232167</text:p>
          </table:table-cell>
          <table:table-cell office:value-type="float" office:value="0.0425830957232171" calcext:value-type="float">
            <text:p>0,0425830957232171</text:p>
          </table:table-cell>
          <table:table-cell office:value-type="float" office:value="0.663033578765095" calcext:value-type="float">
            <text:p>0,663033578765095</text:p>
          </table:table-cell>
          <table:table-cell office:value-type="float" office:value="0.518893221694701" calcext:value-type="float">
            <text:p>0,518893221694701</text:p>
          </table:table-cell>
          <table:table-cell office:value-type="string" calcext:value-type="string">
            <text:p>Não</text:p>
          </table:table-cell>
          <table:table-cell office:value-type="float" office:value="0.255984487526532" calcext:value-type="float">
            <text:p>0,25598448752653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0 vs T1</text:p>
          </table:table-cell>
          <table:table-cell office:value-type="float" office:value="-0.0228571428571428" calcext:value-type="float">
            <text:p>-0,0228571428571428</text:p>
          </table:table-cell>
          <table:table-cell office:value-type="float" office:value="0.299501398405467" calcext:value-type="float">
            <text:p>0,299501398405467</text:p>
          </table:table-cell>
          <table:table-cell office:value-type="float" office:value="-0.0507254818180652" calcext:value-type="float">
            <text:p>-0,0507254818180652</text:p>
          </table:table-cell>
          <table:table-cell office:value-type="float" office:value="0.0050111961037796" calcext:value-type="float">
            <text:p>0,0050111961037796</text:p>
          </table:table-cell>
          <table:table-cell office:value-type="float" office:value="-1.77189803360956" calcext:value-type="float">
            <text:p>-1,77189803360956</text:p>
          </table:table-cell>
          <table:table-cell office:value-type="float" office:value="0.0998337994684888" calcext:value-type="float">
            <text:p>0,0998337994684888</text:p>
          </table:table-cell>
          <table:table-cell office:value-type="string" calcext:value-type="string">
            <text:p>Não</text:p>
          </table:table-cell>
          <table:table-cell office:value-type="float" office:value="-0.697172027334965" calcext:value-type="float">
            <text:p>-0,69717202733496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0 vs T2</text:p>
          </table:table-cell>
          <table:table-cell office:value-type="float" office:value="0.00571428571428589" calcext:value-type="float">
            <text:p>0,00571428571428589</text:p>
          </table:table-cell>
          <table:table-cell office:value-type="float" office:value="1" calcext:value-type="float">
            <text:p>1</text:p>
          </table:table-cell>
          <table:table-cell office:value-type="float" office:value="-0.0394497525864835" calcext:value-type="float">
            <text:p>-0,0394497525864835</text:p>
          </table:table-cell>
          <table:table-cell office:value-type="float" office:value="0.0508783240150553" calcext:value-type="float">
            <text:p>0,0508783240150553</text:p>
          </table:table-cell>
          <table:table-cell office:value-type="float" office:value="0.273336136795267" calcext:value-type="float">
            <text:p>0,273336136795267</text:p>
          </table:table-cell>
          <table:table-cell office:value-type="float" office:value="0.788889116311024" calcext:value-type="float">
            <text:p>0,788889116311024</text:p>
          </table:table-cell>
          <table:table-cell office:value-type="string" calcext:value-type="string">
            <text:p>Não</text:p>
          </table:table-cell>
          <table:table-cell office:value-type="float" office:value="0.104803390450169" calcext:value-type="float">
            <text:p>0,10480339045016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foil_by_length_6</text:p>
          </table:table-cell>
          <table:table-cell office:value-type="string" calcext:value-type="string">
            <text:p>T1 vs T2</text:p>
          </table:table-cell>
          <table:table-cell office:value-type="float" office:value="0.0285714285714287" calcext:value-type="float">
            <text:p>0,0285714285714287</text:p>
          </table:table-cell>
          <table:table-cell office:value-type="float" office:value="0.349791556733787" calcext:value-type="float">
            <text:p>0,349791556733787</text:p>
          </table:table-cell>
          <table:table-cell office:value-type="float" office:value="-0.00814556073884235" calcext:value-type="float">
            <text:p>-0,00814556073884235</text:p>
          </table:table-cell>
          <table:table-cell office:value-type="float" office:value="0.0652884178816997" calcext:value-type="float">
            <text:p>0,0652884178816997</text:p>
          </table:table-cell>
          <table:table-cell office:value-type="float" office:value="1.68109695036358" calcext:value-type="float">
            <text:p>1,68109695036358</text:p>
          </table:table-cell>
          <table:table-cell office:value-type="float" office:value="0.116597185577929" calcext:value-type="float">
            <text:p>0,116597185577929</text:p>
          </table:table-cell>
          <table:table-cell office:value-type="string" calcext:value-type="string">
            <text:p>Não</text:p>
          </table:table-cell>
          <table:table-cell office:value-type="float" office:value="0.577163782921157" calcext:value-type="float">
            <text:p>0,57716378292115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0 vs T1</text:p>
          </table:table-cell>
          <table:table-cell office:value-type="float" office:value="-0.0247619047619047" calcext:value-type="float">
            <text:p>-0,0247619047619047</text:p>
          </table:table-cell>
          <table:table-cell office:value-type="float" office:value="0.0275808443491467" calcext:value-type="float">
            <text:p>0,0275808443491467</text:p>
          </table:table-cell>
          <table:table-cell office:value-type="float" office:value="-0.0422668882005413" calcext:value-type="float">
            <text:p>-0,0422668882005413</text:p>
          </table:table-cell>
          <table:table-cell office:value-type="float" office:value="-0.00725692132326805" calcext:value-type="float">
            <text:p>-0,00725692132326805</text:p>
          </table:table-cell>
          <table:table-cell office:value-type="float" office:value="-3.0559779224823" calcext:value-type="float">
            <text:p>-3,0559779224823</text:p>
          </table:table-cell>
          <table:table-cell office:value-type="float" office:value="0.00919361478304891" calcext:value-type="float">
            <text:p>0,00919361478304891</text:p>
          </table:table-cell>
          <table:table-cell office:value-type="string" calcext:value-type="string">
            <text:p>Sim</text:p>
          </table:table-cell>
          <table:table-cell office:value-type="float" office:value="-0.885552186141047" calcext:value-type="float">
            <text:p>-0,88555218614104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0 vs T2</text:p>
          </table:table-cell>
          <table:table-cell office:value-type="float" office:value="0.00238095238095237" calcext:value-type="float">
            <text:p>0,00238095238095237</text:p>
          </table:table-cell>
          <table:table-cell office:value-type="float" office:value="1" calcext:value-type="float">
            <text:p>1</text:p>
          </table:table-cell>
          <table:table-cell office:value-type="float" office:value="-0.0295968787417771" calcext:value-type="float">
            <text:p>-0,0295968787417771</text:p>
          </table:table-cell>
          <table:table-cell office:value-type="float" office:value="0.0343587835036819" calcext:value-type="float">
            <text:p>0,0343587835036819</text:p>
          </table:table-cell>
          <table:table-cell office:value-type="float" office:value="0.160853150940546" calcext:value-type="float">
            <text:p>0,160853150940546</text:p>
          </table:table-cell>
          <table:table-cell office:value-type="float" office:value="0.87468182232802" calcext:value-type="float">
            <text:p>0,87468182232802</text:p>
          </table:table-cell>
          <table:table-cell office:value-type="string" calcext:value-type="string">
            <text:p>Não</text:p>
          </table:table-cell>
          <table:table-cell office:value-type="float" office:value="0.0510738131732332" calcext:value-type="float">
            <text:p>0,051073813173233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</text:p>
          </table:table-cell>
          <table:table-cell office:value-type="string" calcext:value-type="string">
            <text:p>T1 vs T2</text:p>
          </table:table-cell>
          <table:table-cell office:value-type="float" office:value="0.027142857142857" calcext:value-type="float">
            <text:p>0,027142857142857</text:p>
          </table:table-cell>
          <table:table-cell office:value-type="float" office:value="0.212303846003855" calcext:value-type="float">
            <text:p>0,212303846003855</text:p>
          </table:table-cell>
          <table:table-cell office:value-type="float" office:value="-0.0026525779590634" calcext:value-type="float">
            <text:p>-0,0026525779590634</text:p>
          </table:table-cell>
          <table:table-cell office:value-type="float" office:value="0.0569382922447775" calcext:value-type="float">
            <text:p>0,0569382922447775</text:p>
          </table:table-cell>
          <table:table-cell office:value-type="float" office:value="1.96803898374513" calcext:value-type="float">
            <text:p>1,96803898374513</text:p>
          </table:table-cell>
          <table:table-cell office:value-type="float" office:value="0.0707679486679517" calcext:value-type="float">
            <text:p>0,0707679486679517</text:p>
          </table:table-cell>
          <table:table-cell office:value-type="string" calcext:value-type="string">
            <text:p>Não</text:p>
          </table:table-cell>
          <table:table-cell office:value-type="float" office:value="0.663558867594797" calcext:value-type="float">
            <text:p>0,66355886759479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0 vs T1</text:p>
          </table:table-cell>
          <table:table-cell office:value-type="float" office:value="-0.0142857142857141" calcext:value-type="float">
            <text:p>-0,0142857142857141</text:p>
          </table:table-cell>
          <table:table-cell office:value-type="float" office:value="0.521563138009862" calcext:value-type="float">
            <text:p>0,521563138009862</text:p>
          </table:table-cell>
          <table:table-cell office:value-type="float" office:value="-0.0357362416294729" calcext:value-type="float">
            <text:p>-0,0357362416294729</text:p>
          </table:table-cell>
          <table:table-cell office:value-type="float" office:value="0.00716481305804465" calcext:value-type="float">
            <text:p>0,00716481305804465</text:p>
          </table:table-cell>
          <table:table-cell office:value-type="float" office:value="-1.43877159211166" calcext:value-type="float">
            <text:p>-1,43877159211166</text:p>
          </table:table-cell>
          <table:table-cell office:value-type="float" office:value="0.173854379336621" calcext:value-type="float">
            <text:p>0,173854379336621</text:p>
          </table:table-cell>
          <table:table-cell office:value-type="string" calcext:value-type="string">
            <text:p>Não</text:p>
          </table:table-cell>
          <table:table-cell office:value-type="float" office:value="-0.444999270402039" calcext:value-type="float">
            <text:p>-0,44499927040203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0 vs T2</text:p>
          </table:table-cell>
          <table:table-cell office:value-type="float" office:value="0.0200000000000001" calcext:value-type="float">
            <text:p>0,02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-0.03164268849823" calcext:value-type="float">
            <text:p>-0,03164268849823</text:p>
          </table:table-cell>
          <table:table-cell office:value-type="float" office:value="0.0716426884982303" calcext:value-type="float">
            <text:p>0,0716426884982303</text:p>
          </table:table-cell>
          <table:table-cell office:value-type="float" office:value="0.836660026534076" calcext:value-type="float">
            <text:p>0,836660026534076</text:p>
          </table:table-cell>
          <table:table-cell office:value-type="float" office:value="0.417898383598487" calcext:value-type="float">
            <text:p>0,417898383598487</text:p>
          </table:table-cell>
          <table:table-cell office:value-type="string" calcext:value-type="string">
            <text:p>Não</text:p>
          </table:table-cell>
          <table:table-cell office:value-type="float" office:value="0.269728333361159" calcext:value-type="float">
            <text:p>0,26972833336115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2</text:p>
          </table:table-cell>
          <table:table-cell office:value-type="string" calcext:value-type="string">
            <text:p>T1 vs T2</text:p>
          </table:table-cell>
          <table:table-cell office:value-type="float" office:value="0.0342857142857143" calcext:value-type="float">
            <text:p>0,0342857142857143</text:p>
          </table:table-cell>
          <table:table-cell office:value-type="float" office:value="0.568143616991146" calcext:value-type="float">
            <text:p>0,568143616991146</text:p>
          </table:table-cell>
          <table:table-cell office:value-type="float" office:value="-0.0191969527300401" calcext:value-type="float">
            <text:p>-0,0191969527300401</text:p>
          </table:table-cell>
          <table:table-cell office:value-type="float" office:value="0.0877683813014686" calcext:value-type="float">
            <text:p>0,0877683813014686</text:p>
          </table:table-cell>
          <table:table-cell office:value-type="float" office:value="1.38493060724545" calcext:value-type="float">
            <text:p>1,38493060724545</text:p>
          </table:table-cell>
          <table:table-cell office:value-type="float" office:value="0.189381205663715" calcext:value-type="float">
            <text:p>0,189381205663715</text:p>
          </table:table-cell>
          <table:table-cell office:value-type="string" calcext:value-type="string">
            <text:p>Não</text:p>
          </table:table-cell>
          <table:table-cell office:value-type="float" office:value="0.482673045993943" calcext:value-type="float">
            <text:p>0,482673045993943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0 vs T1</text:p>
          </table:table-cell>
          <table:table-cell office:value-type="float" office:value="-0.0128571428571428" calcext:value-type="float">
            <text:p>-0,0128571428571428</text:p>
          </table:table-cell>
          <table:table-cell office:value-type="float" office:value="0.968501225748106" calcext:value-type="float">
            <text:p>0,968501225748106</text:p>
          </table:table-cell>
          <table:table-cell office:value-type="float" office:value="-0.0398846338144043" calcext:value-type="float">
            <text:p>-0,0398846338144043</text:p>
          </table:table-cell>
          <table:table-cell office:value-type="float" office:value="0.0141703481001187" calcext:value-type="float">
            <text:p>0,0141703481001187</text:p>
          </table:table-cell>
          <table:table-cell office:value-type="float" office:value="-1.02770059137696" calcext:value-type="float">
            <text:p>-1,02770059137696</text:p>
          </table:table-cell>
          <table:table-cell office:value-type="float" office:value="0.322833741916035" calcext:value-type="float">
            <text:p>0,322833741916035</text:p>
          </table:table-cell>
          <table:table-cell office:value-type="string" calcext:value-type="string">
            <text:p>Não</text:p>
          </table:table-cell>
          <table:table-cell office:value-type="float" office:value="-0.348871086838831" calcext:value-type="float">
            <text:p>-0,34887108683883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0 vs T2</text:p>
          </table:table-cell>
          <table:table-cell office:value-type="float" office:value="0.00571428571428578" calcext:value-type="float">
            <text:p>0,00571428571428578</text:p>
          </table:table-cell>
          <table:table-cell office:value-type="float" office:value="1" calcext:value-type="float">
            <text:p>1</text:p>
          </table:table-cell>
          <table:table-cell office:value-type="float" office:value="-0.0325658218455694" calcext:value-type="float">
            <text:p>-0,0325658218455694</text:p>
          </table:table-cell>
          <table:table-cell office:value-type="float" office:value="0.043994393274141" calcext:value-type="float">
            <text:p>0,043994393274141</text:p>
          </table:table-cell>
          <table:table-cell office:value-type="float" office:value="0.322490309931943" calcext:value-type="float">
            <text:p>0,322490309931943</text:p>
          </table:table-cell>
          <table:table-cell office:value-type="float" office:value="0.752208987243655" calcext:value-type="float">
            <text:p>0,752208987243655</text:p>
          </table:table-cell>
          <table:table-cell office:value-type="string" calcext:value-type="string">
            <text:p>Não</text:p>
          </table:table-cell>
          <table:table-cell office:value-type="float" office:value="0.11392517453376" calcext:value-type="float">
            <text:p>0,11392517453376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4</text:p>
          </table:table-cell>
          <table:table-cell office:value-type="string" calcext:value-type="string">
            <text:p>T1 vs T2</text:p>
          </table:table-cell>
          <table:table-cell office:value-type="float" office:value="0.0185714285714286" calcext:value-type="float">
            <text:p>0,0185714285714286</text:p>
          </table:table-cell>
          <table:table-cell office:value-type="float" office:value="0.676552760651724" calcext:value-type="float">
            <text:p>0,676552760651724</text:p>
          </table:table-cell>
          <table:table-cell office:value-type="float" office:value="-0.0129603214863749" calcext:value-type="float">
            <text:p>-0,0129603214863749</text:p>
          </table:table-cell>
          <table:table-cell office:value-type="float" office:value="0.050103178629232" calcext:value-type="float">
            <text:p>0,050103178629232</text:p>
          </table:table-cell>
          <table:table-cell office:value-type="float" office:value="1.27240423122312" calcext:value-type="float">
            <text:p>1,27240423122312</text:p>
          </table:table-cell>
          <table:table-cell office:value-type="float" office:value="0.225517586883908" calcext:value-type="float">
            <text:p>0,225517586883908</text:p>
          </table:table-cell>
          <table:table-cell office:value-type="string" calcext:value-type="string">
            <text:p>Não</text:p>
          </table:table-cell>
          <table:table-cell office:value-type="float" office:value="0.421523376935412" calcext:value-type="float">
            <text:p>0,42152337693541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0 vs T1</text:p>
          </table:table-cell>
          <table:table-cell office:value-type="float" office:value="-0.0471428571428574" calcext:value-type="float">
            <text:p>-0,0471428571428574</text:p>
          </table:table-cell>
          <table:table-cell office:value-type="float" office:value="0.00118183011272431" calcext:value-type="float">
            <text:p>0,00118183011272431</text:p>
          </table:table-cell>
          <table:table-cell office:value-type="float" office:value="-0.0686786074179773" calcext:value-type="float">
            <text:p>-0,0686786074179773</text:p>
          </table:table-cell>
          <table:table-cell office:value-type="float" office:value="-0.0256071068677375" calcext:value-type="float">
            <text:p>-0,0256071068677375</text:p>
          </table:table-cell>
          <table:table-cell office:value-type="float" office:value="-4.72915731499309" calcext:value-type="float">
            <text:p>-4,72915731499309</text:p>
          </table:table-cell>
          <table:table-cell office:value-type="float" office:value="0.000393943370908103" calcext:value-type="float">
            <text:p>0,000393943370908103</text:p>
          </table:table-cell>
          <table:table-cell office:value-type="string" calcext:value-type="string">
            <text:p>Sim</text:p>
          </table:table-cell>
          <table:table-cell office:value-type="float" office:value="-1.14859110264201" calcext:value-type="float">
            <text:p>-1,1485911026420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0 vs T2</text:p>
          </table:table-cell>
          <table:table-cell office:value-type="float" office:value="-0.0185714285714288" calcext:value-type="float">
            <text:p>-0,0185714285714288</text:p>
          </table:table-cell>
          <table:table-cell office:value-type="float" office:value="0.546001792132303" calcext:value-type="float">
            <text:p>0,546001792132303</text:p>
          </table:table-cell>
          <table:table-cell office:value-type="float" office:value="-0.0470251641034065" calcext:value-type="float">
            <text:p>-0,0470251641034065</text:p>
          </table:table-cell>
          <table:table-cell office:value-type="float" office:value="0.00988230696054894" calcext:value-type="float">
            <text:p>0,00988230696054894</text:p>
          </table:table-cell>
          <table:table-cell office:value-type="float" office:value="-1.41004797582127" calcext:value-type="float">
            <text:p>-1,41004797582127</text:p>
          </table:table-cell>
          <table:table-cell office:value-type="float" office:value="0.182000597377434" calcext:value-type="float">
            <text:p>0,182000597377434</text:p>
          </table:table-cell>
          <table:table-cell office:value-type="string" calcext:value-type="string">
            <text:p>Não</text:p>
          </table:table-cell>
          <table:table-cell office:value-type="float" office:value="-0.384892768338739" calcext:value-type="float">
            <text:p>-0,38489276833873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arget_by_length_6</text:p>
          </table:table-cell>
          <table:table-cell office:value-type="string" calcext:value-type="string">
            <text:p>T1 vs T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735229162744584" calcext:value-type="float">
            <text:p>0,0735229162744584</text:p>
          </table:table-cell>
          <table:table-cell office:value-type="float" office:value="0.00430051208302168" calcext:value-type="float">
            <text:p>0,00430051208302168</text:p>
          </table:table-cell>
          <table:table-cell office:value-type="float" office:value="0.0528423450598355" calcext:value-type="float">
            <text:p>0,0528423450598355</text:p>
          </table:table-cell>
          <table:table-cell office:value-type="float" office:value="2.5431597849019" calcext:value-type="float">
            <text:p>2,5431597849019</text:p>
          </table:table-cell>
          <table:table-cell office:value-type="float" office:value="0.0245076387581528" calcext:value-type="float">
            <text:p>0,0245076387581528</text:p>
          </table:table-cell>
          <table:table-cell office:value-type="string" calcext:value-type="string">
            <text:p>Não</text:p>
          </table:table-cell>
          <table:table-cell office:value-type="float" office:value="0.79352942124488" calcext:value-type="float">
            <text:p>0,7935294212448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0 vs T1</text:p>
          </table:table-cell>
          <table:table-cell office:value-type="float" office:value="-0.0180952380952383" calcext:value-type="float">
            <text:p>-0,0180952380952383</text:p>
          </table:table-cell>
          <table:table-cell office:value-type="float" office:value="0.0283090144651195" calcext:value-type="float">
            <text:p>0,0283090144651195</text:p>
          </table:table-cell>
          <table:table-cell office:value-type="float" office:value="-0.0309442837480018" calcext:value-type="float">
            <text:p>-0,0309442837480018</text:p>
          </table:table-cell>
          <table:table-cell office:value-type="float" office:value="-0.00524619244247477" calcext:value-type="float">
            <text:p>-0,00524619244247477</text:p>
          </table:table-cell>
          <table:table-cell office:value-type="float" office:value="-3.04243492229665" calcext:value-type="float">
            <text:p>-3,04243492229665</text:p>
          </table:table-cell>
          <table:table-cell office:value-type="float" office:value="0.00943633815503982" calcext:value-type="float">
            <text:p>0,00943633815503982</text:p>
          </table:table-cell>
          <table:table-cell office:value-type="string" calcext:value-type="string">
            <text:p>Sim</text:p>
          </table:table-cell>
          <table:table-cell office:value-type="float" office:value="-0.883071797669672" calcext:value-type="float">
            <text:p>-0,88307179766967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0 vs T2</text:p>
          </table:table-cell>
          <table:table-cell office:value-type="float" office:value="0.00619047619047597" calcext:value-type="float">
            <text:p>0,00619047619047597</text:p>
          </table:table-cell>
          <table:table-cell office:value-type="float" office:value="1" calcext:value-type="float">
            <text:p>1</text:p>
          </table:table-cell>
          <table:table-cell office:value-type="float" office:value="-0.0239567119139275" calcext:value-type="float">
            <text:p>-0,0239567119139275</text:p>
          </table:table-cell>
          <table:table-cell office:value-type="float" office:value="0.0363376642948795" calcext:value-type="float">
            <text:p>0,0363376642948795</text:p>
          </table:table-cell>
          <table:table-cell office:value-type="float" office:value="0.44361386820416" calcext:value-type="float">
            <text:p>0,44361386820416</text:p>
          </table:table-cell>
          <table:table-cell office:value-type="float" office:value="0.664615385002233" calcext:value-type="float">
            <text:p>0,664615385002233</text:p>
          </table:table-cell>
          <table:table-cell office:value-type="string" calcext:value-type="string">
            <text:p>Não</text:p>
          </table:table-cell>
          <table:table-cell office:value-type="float" office:value="0.152893537716128" calcext:value-type="float">
            <text:p>0,15289353771612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accuracy_total</text:p>
          </table:table-cell>
          <table:table-cell office:value-type="string" calcext:value-type="string">
            <text:p>T1 vs T2</text:p>
          </table:table-cell>
          <table:table-cell office:value-type="float" office:value="0.0242857142857142" calcext:value-type="float">
            <text:p>0,0242857142857142</text:p>
          </table:table-cell>
          <table:table-cell office:value-type="float" office:value="0.253129454503544" calcext:value-type="float">
            <text:p>0,253129454503544</text:p>
          </table:table-cell>
          <table:table-cell office:value-type="float" office:value="-0.00379216400875842" calcext:value-type="float">
            <text:p>-0,00379216400875842</text:p>
          </table:table-cell>
          <table:table-cell office:value-type="float" office:value="0.0523635925801869" calcext:value-type="float">
            <text:p>0,0523635925801869</text:p>
          </table:table-cell>
          <table:table-cell office:value-type="float" office:value="1.86859189972887" calcext:value-type="float">
            <text:p>1,86859189972887</text:p>
          </table:table-cell>
          <table:table-cell office:value-type="float" office:value="0.0843764848345147" calcext:value-type="float">
            <text:p>0,0843764848345147</text:p>
          </table:table-cell>
          <table:table-cell office:value-type="string" calcext:value-type="string">
            <text:p>Não</text:p>
          </table:table-cell>
          <table:table-cell office:value-type="float" office:value="0.641605720601797" calcext:value-type="float">
            <text:p>0,64160572060179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0 vs T1</text:p>
          </table:table-cell>
          <table:table-cell office:value-type="float" office:value="-12.2257142857145" calcext:value-type="float">
            <text:p>-12,2257142857145</text:p>
          </table:table-cell>
          <table:table-cell office:value-type="float" office:value="1" calcext:value-type="float">
            <text:p>1</text:p>
          </table:table-cell>
          <table:table-cell office:value-type="float" office:value="-203.599413329055" calcext:value-type="float">
            <text:p>-203,599413329055</text:p>
          </table:table-cell>
          <table:table-cell office:value-type="float" office:value="179.147984757626" calcext:value-type="float">
            <text:p>179,147984757626</text:p>
          </table:table-cell>
          <table:table-cell office:value-type="float" office:value="-0.138012956209428" calcext:value-type="float">
            <text:p>-0,138012956209428</text:p>
          </table:table-cell>
          <table:table-cell office:value-type="float" office:value="0.892345002131174" calcext:value-type="float">
            <text:p>0,892345002131174</text:p>
          </table:table-cell>
          <table:table-cell office:value-type="string" calcext:value-type="string">
            <text:p>Não</text:p>
          </table:table-cell>
          <table:table-cell office:value-type="float" office:value="-0.0347011689181058" calcext:value-type="float">
            <text:p>-0,034701168918105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0 vs T2</text:p>
          </table:table-cell>
          <table:table-cell office:value-type="float" office:value="117.94" calcext:value-type="float">
            <text:p>117,94</text:p>
          </table:table-cell>
          <table:table-cell office:value-type="float" office:value="0.0831911753035863" calcext:value-type="float">
            <text:p>0,0831911753035863</text:p>
          </table:table-cell>
          <table:table-cell office:value-type="float" office:value="15.1047374023044" calcext:value-type="float">
            <text:p>15,1047374023044</text:p>
          </table:table-cell>
          <table:table-cell office:value-type="float" office:value="220.775262597696" calcext:value-type="float">
            <text:p>220,775262597696</text:p>
          </table:table-cell>
          <table:table-cell office:value-type="float" office:value="2.47768978176093" calcext:value-type="float">
            <text:p>2,47768978176093</text:p>
          </table:table-cell>
          <table:table-cell office:value-type="float" office:value="0.0277303917678621" calcext:value-type="float">
            <text:p>0,0277303917678621</text:p>
          </table:table-cell>
          <table:table-cell office:value-type="string" calcext:value-type="string">
            <text:p>Não</text:p>
          </table:table-cell>
          <table:table-cell office:value-type="float" office:value="0.48202313861819" calcext:value-type="float">
            <text:p>0,4820231386181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2</text:p>
          </table:table-cell>
          <table:table-cell office:value-type="string" calcext:value-type="string">
            <text:p>T1 vs T2</text:p>
          </table:table-cell>
          <table:table-cell office:value-type="float" office:value="130.165714285714" calcext:value-type="float">
            <text:p>130,165714285714</text:p>
          </table:table-cell>
          <table:table-cell office:value-type="float" office:value="0.355511621950266" calcext:value-type="float">
            <text:p>0,355511621950266</text:p>
          </table:table-cell>
          <table:table-cell office:value-type="float" office:value="-38.0687734574614" calcext:value-type="float">
            <text:p>-38,0687734574614</text:p>
          </table:table-cell>
          <table:table-cell office:value-type="float" office:value="298.40020202889" calcext:value-type="float">
            <text:p>298,40020202889</text:p>
          </table:table-cell>
          <table:table-cell office:value-type="float" office:value="1.67151178727397" calcext:value-type="float">
            <text:p>1,67151178727397</text:p>
          </table:table-cell>
          <table:table-cell office:value-type="float" office:value="0.118503873983422" calcext:value-type="float">
            <text:p>0,118503873983422</text:p>
          </table:table-cell>
          <table:table-cell office:value-type="string" calcext:value-type="string">
            <text:p>Não</text:p>
          </table:table-cell>
          <table:table-cell office:value-type="float" office:value="0.395981840307153" calcext:value-type="float">
            <text:p>0,395981840307153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0 vs T1</text:p>
          </table:table-cell>
          <table:table-cell office:value-type="float" office:value="79.6399999999999" calcext:value-type="float">
            <text:p>79,6399999999999</text:p>
          </table:table-cell>
          <table:table-cell office:value-type="float" office:value="0.10797669769117" calcext:value-type="float">
            <text:p>0,10797669769117</text:p>
          </table:table-cell>
          <table:table-cell office:value-type="float" office:value="6.06489489779035" calcext:value-type="float">
            <text:p>6,06489489779035</text:p>
          </table:table-cell>
          <table:table-cell office:value-type="float" office:value="153.215105102209" calcext:value-type="float">
            <text:p>153,215105102209</text:p>
          </table:table-cell>
          <table:table-cell office:value-type="float" office:value="2.33845075126353" calcext:value-type="float">
            <text:p>2,33845075126353</text:p>
          </table:table-cell>
          <table:table-cell office:value-type="float" office:value="0.0359922325637233" calcext:value-type="float">
            <text:p>0,0359922325637233</text:p>
          </table:table-cell>
          <table:table-cell office:value-type="string" calcext:value-type="string">
            <text:p>Não</text:p>
          </table:table-cell>
          <table:table-cell office:value-type="float" office:value="0.315012031421503" calcext:value-type="float">
            <text:p>0,315012031421503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0 vs T2</text:p>
          </table:table-cell>
          <table:table-cell office:value-type="float" office:value="96.6871428571427" calcext:value-type="float">
            <text:p>96,6871428571427</text:p>
          </table:table-cell>
          <table:table-cell office:value-type="float" office:value="0.0879563447427522" calcext:value-type="float">
            <text:p>0,0879563447427522</text:p>
          </table:table-cell>
          <table:table-cell office:value-type="float" office:value="11.3630471581826" calcext:value-type="float">
            <text:p>11,3630471581826</text:p>
          </table:table-cell>
          <table:table-cell office:value-type="float" office:value="182.011238556103" calcext:value-type="float">
            <text:p>182,011238556103</text:p>
          </table:table-cell>
          <table:table-cell office:value-type="float" office:value="2.44807602354566" calcext:value-type="float">
            <text:p>2,44807602354566</text:p>
          </table:table-cell>
          <table:table-cell office:value-type="float" office:value="0.0293187815809174" calcext:value-type="float">
            <text:p>0,0293187815809174</text:p>
          </table:table-cell>
          <table:table-cell office:value-type="string" calcext:value-type="string">
            <text:p>Não</text:p>
          </table:table-cell>
          <table:table-cell office:value-type="float" office:value="0.375686612398481" calcext:value-type="float">
            <text:p>0,37568661239848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4</text:p>
          </table:table-cell>
          <table:table-cell office:value-type="string" calcext:value-type="string">
            <text:p>T1 vs T2</text:p>
          </table:table-cell>
          <table:table-cell office:value-type="float" office:value="17.0471428571428" calcext:value-type="float">
            <text:p>17,0471428571428</text:p>
          </table:table-cell>
          <table:table-cell office:value-type="float" office:value="1" calcext:value-type="float">
            <text:p>1</text:p>
          </table:table-cell>
          <table:table-cell office:value-type="float" office:value="-63.7208838304633" calcext:value-type="float">
            <text:p>-63,7208838304633</text:p>
          </table:table-cell>
          <table:table-cell office:value-type="float" office:value="97.815169544749" calcext:value-type="float">
            <text:p>97,815169544749</text:p>
          </table:table-cell>
          <table:table-cell office:value-type="float" office:value="0.455973912216874" calcext:value-type="float">
            <text:p>0,455973912216874</text:p>
          </table:table-cell>
          <table:table-cell office:value-type="float" office:value="0.655932437698805" calcext:value-type="float">
            <text:p>0,655932437698805</text:p>
          </table:table-cell>
          <table:table-cell office:value-type="string" calcext:value-type="string">
            <text:p>Não</text:p>
          </table:table-cell>
          <table:table-cell office:value-type="float" office:value="0.0685471108420202" calcext:value-type="float">
            <text:p>0,068547110842020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0 vs T1</text:p>
          </table:table-cell>
          <table:table-cell office:value-type="float" office:value="167.512857142857" calcext:value-type="float">
            <text:p>167,512857142857</text:p>
          </table:table-cell>
          <table:table-cell office:value-type="float" office:value="0.00283370470956763" calcext:value-type="float">
            <text:p>0,00283370470956763</text:p>
          </table:table-cell>
          <table:table-cell office:value-type="float" office:value="82.3923488081182" calcext:value-type="float">
            <text:p>82,3923488081182</text:p>
          </table:table-cell>
          <table:table-cell office:value-type="float" office:value="252.633365477596" calcext:value-type="float">
            <text:p>252,633365477596</text:p>
          </table:table-cell>
          <table:table-cell office:value-type="float" office:value="4.25149629866541" calcext:value-type="float">
            <text:p>4,25149629866541</text:p>
          </table:table-cell>
          <table:table-cell office:value-type="float" office:value="0.000944568236522544" calcext:value-type="float">
            <text:p>0,000944568236522544</text:p>
          </table:table-cell>
          <table:table-cell office:value-type="string" calcext:value-type="string">
            <text:p>Sim</text:p>
          </table:table-cell>
          <table:table-cell office:value-type="float" office:value="0.561540636219811" calcext:value-type="float">
            <text:p>0,56154063621981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0 vs T2</text:p>
          </table:table-cell>
          <table:table-cell office:value-type="float" office:value="86.8457142857142" calcext:value-type="float">
            <text:p>86,8457142857142</text:p>
          </table:table-cell>
          <table:table-cell office:value-type="float" office:value="0.269272212433049" calcext:value-type="float">
            <text:p>0,269272212433049</text:p>
          </table:table-cell>
          <table:table-cell office:value-type="float" office:value="-15.4965638927842" calcext:value-type="float">
            <text:p>-15,4965638927842</text:p>
          </table:table-cell>
          <table:table-cell office:value-type="float" office:value="189.187992464213" calcext:value-type="float">
            <text:p>189,187992464213</text:p>
          </table:table-cell>
          <table:table-cell office:value-type="float" office:value="1.83324782709638" calcext:value-type="float">
            <text:p>1,83324782709638</text:p>
          </table:table-cell>
          <table:table-cell office:value-type="float" office:value="0.0897574041443496" calcext:value-type="float">
            <text:p>0,0897574041443496</text:p>
          </table:table-cell>
          <table:table-cell office:value-type="string" calcext:value-type="string">
            <text:p>Não</text:p>
          </table:table-cell>
          <table:table-cell office:value-type="float" office:value="0.267688931231779" calcext:value-type="float">
            <text:p>0,26768893123177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by_length_6</text:p>
          </table:table-cell>
          <table:table-cell office:value-type="string" calcext:value-type="string">
            <text:p>T1 vs T2</text:p>
          </table:table-cell>
          <table:table-cell office:value-type="float" office:value="-80.6671428571428" calcext:value-type="float">
            <text:p>-80,6671428571428</text:p>
          </table:table-cell>
          <table:table-cell office:value-type="float" office:value="0.0922231282325935" calcext:value-type="float">
            <text:p>0,0922231282325935</text:p>
          </table:table-cell>
          <table:table-cell office:value-type="float" office:value="-152.595465710804" calcext:value-type="float">
            <text:p>-152,595465710804</text:p>
          </table:table-cell>
          <table:table-cell office:value-type="float" office:value="-8.73882000348196" calcext:value-type="float">
            <text:p>-8,73882000348196</text:p>
          </table:table-cell>
          <table:table-cell office:value-type="float" office:value="-2.42283929502139" calcext:value-type="float">
            <text:p>-2,42283929502139</text:p>
          </table:table-cell>
          <table:table-cell office:value-type="float" office:value="0.0307410427441978" calcext:value-type="float">
            <text:p>0,0307410427441978</text:p>
          </table:table-cell>
          <table:table-cell office:value-type="string" calcext:value-type="string">
            <text:p>Não</text:p>
          </table:table-cell>
          <table:table-cell office:value-type="float" office:value="-0.283826188415682" calcext:value-type="float">
            <text:p>-0,28382618841568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0 vs T1</text:p>
          </table:table-cell>
          <table:table-cell office:value-type="float" office:value="82.3006681813787" calcext:value-type="float">
            <text:p>82,3006681813787</text:p>
          </table:table-cell>
          <table:table-cell office:value-type="float" office:value="0.11992135783098" calcext:value-type="float">
            <text:p>0,11992135783098</text:p>
          </table:table-cell>
          <table:table-cell office:value-type="float" office:value="4.3852012831814" calcext:value-type="float">
            <text:p>4,3852012831814</text:p>
          </table:table-cell>
          <table:table-cell office:value-type="float" office:value="160.216135079576" calcext:value-type="float">
            <text:p>160,216135079576</text:p>
          </table:table-cell>
          <table:table-cell office:value-type="float" office:value="2.2819574985947" calcext:value-type="float">
            <text:p>2,2819574985947</text:p>
          </table:table-cell>
          <table:table-cell office:value-type="float" office:value="0.0399737859436601" calcext:value-type="float">
            <text:p>0,0399737859436601</text:p>
          </table:table-cell>
          <table:table-cell office:value-type="string" calcext:value-type="string">
            <text:p>Não</text:p>
          </table:table-cell>
          <table:table-cell office:value-type="float" office:value="0.310371696428592" calcext:value-type="float">
            <text:p>0,31037169642859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0 vs T2</text:p>
          </table:table-cell>
          <table:table-cell office:value-type="float" office:value="111.574036059684" calcext:value-type="float">
            <text:p>111,574036059684</text:p>
          </table:table-cell>
          <table:table-cell office:value-type="float" office:value="0.00268546333921425" calcext:value-type="float">
            <text:p>0,00268546333921425</text:p>
          </table:table-cell>
          <table:table-cell office:value-type="float" office:value="55.2617974876992" calcext:value-type="float">
            <text:p>55,2617974876992</text:p>
          </table:table-cell>
          <table:table-cell office:value-type="float" office:value="167.886274631669" calcext:value-type="float">
            <text:p>167,886274631669</text:p>
          </table:table-cell>
          <table:table-cell office:value-type="float" office:value="4.28043808043726" calcext:value-type="float">
            <text:p>4,28043808043726</text:p>
          </table:table-cell>
          <table:table-cell office:value-type="float" office:value="0.000895154446404751" calcext:value-type="float">
            <text:p>0,000895154446404751</text:p>
          </table:table-cell>
          <table:table-cell office:value-type="string" calcext:value-type="string">
            <text:p>Sim</text:p>
          </table:table-cell>
          <table:table-cell office:value-type="float" office:value="0.453816508110649" calcext:value-type="float">
            <text:p>0,45381650811064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</text:p>
          </table:table-cell>
          <table:table-cell office:value-type="string" calcext:value-type="string">
            <text:p>T1 vs T2</text:p>
          </table:table-cell>
          <table:table-cell office:value-type="float" office:value="29.2733678783054" calcext:value-type="float">
            <text:p>29,2733678783054</text:p>
          </table:table-cell>
          <table:table-cell office:value-type="float" office:value="1" calcext:value-type="float">
            <text:p>1</text:p>
          </table:table-cell>
          <table:table-cell office:value-type="float" office:value="-35.6672597464559" calcext:value-type="float">
            <text:p>-35,6672597464559</text:p>
          </table:table-cell>
          <table:table-cell office:value-type="float" office:value="94.2139955030667" calcext:value-type="float">
            <text:p>94,2139955030667</text:p>
          </table:table-cell>
          <table:table-cell office:value-type="float" office:value="0.973832079338118" calcext:value-type="float">
            <text:p>0,973832079338118</text:p>
          </table:table-cell>
          <table:table-cell office:value-type="float" office:value="0.34791291858072" calcext:value-type="float">
            <text:p>0,34791291858072</text:p>
          </table:table-cell>
          <table:table-cell office:value-type="string" calcext:value-type="string">
            <text:p>Não</text:p>
          </table:table-cell>
          <table:table-cell office:value-type="float" office:value="0.118714018758076" calcext:value-type="float">
            <text:p>0,118714018758076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0 vs T1</text:p>
          </table:table-cell>
          <table:table-cell office:value-type="float" office:value="12.3429577741318" calcext:value-type="float">
            <text:p>12,3429577741318</text:p>
          </table:table-cell>
          <table:table-cell office:value-type="float" office:value="1" calcext:value-type="float">
            <text:p>1</text:p>
          </table:table-cell>
          <table:table-cell office:value-type="float" office:value="-162.945857170561" calcext:value-type="float">
            <text:p>-162,945857170561</text:p>
          </table:table-cell>
          <table:table-cell office:value-type="float" office:value="187.631772718825" calcext:value-type="float">
            <text:p>187,631772718825</text:p>
          </table:table-cell>
          <table:table-cell office:value-type="float" office:value="0.152122308041559" calcext:value-type="float">
            <text:p>0,152122308041559</text:p>
          </table:table-cell>
          <table:table-cell office:value-type="float" office:value="0.881426014085988" calcext:value-type="float">
            <text:p>0,881426014085988</text:p>
          </table:table-cell>
          <table:table-cell office:value-type="string" calcext:value-type="string">
            <text:p>Não</text:p>
          </table:table-cell>
          <table:table-cell office:value-type="float" office:value="0.037240267630537" calcext:value-type="float">
            <text:p>0,03724026763053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0 vs T2</text:p>
          </table:table-cell>
          <table:table-cell office:value-type="float" office:value="132.847364249309" calcext:value-type="float">
            <text:p>132,847364249309</text:p>
          </table:table-cell>
          <table:table-cell office:value-type="float" office:value="0.0220222837031443" calcext:value-type="float">
            <text:p>0,0220222837031443</text:p>
          </table:table-cell>
          <table:table-cell office:value-type="float" office:value="42.3940578113514" calcext:value-type="float">
            <text:p>42,3940578113514</text:p>
          </table:table-cell>
          <table:table-cell office:value-type="float" office:value="223.300670687266" calcext:value-type="float">
            <text:p>223,300670687266</text:p>
          </table:table-cell>
          <table:table-cell office:value-type="float" office:value="3.17289984324145" calcext:value-type="float">
            <text:p>3,17289984324145</text:p>
          </table:table-cell>
          <table:table-cell office:value-type="float" office:value="0.00734076123438143" calcext:value-type="float">
            <text:p>0,00734076123438143</text:p>
          </table:table-cell>
          <table:table-cell office:value-type="string" calcext:value-type="string">
            <text:p>Sim</text:p>
          </table:table-cell>
          <table:table-cell office:value-type="float" office:value="0.575387598880902" calcext:value-type="float">
            <text:p>0,57538759888090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2</text:p>
          </table:table-cell>
          <table:table-cell office:value-type="string" calcext:value-type="string">
            <text:p>T1 vs T2</text:p>
          </table:table-cell>
          <table:table-cell office:value-type="float" office:value="120.504406475177" calcext:value-type="float">
            <text:p>120,504406475177</text:p>
          </table:table-cell>
          <table:table-cell office:value-type="float" office:value="0.345842960923266" calcext:value-type="float">
            <text:p>0,345842960923266</text:p>
          </table:table-cell>
          <table:table-cell office:value-type="float" office:value="-33.7406646447674" calcext:value-type="float">
            <text:p>-33,7406646447674</text:p>
          </table:table-cell>
          <table:table-cell office:value-type="float" office:value="274.749477595121" calcext:value-type="float">
            <text:p>274,749477595121</text:p>
          </table:table-cell>
          <table:table-cell office:value-type="float" office:value="1.68779424084137" calcext:value-type="float">
            <text:p>1,68779424084137</text:p>
          </table:table-cell>
          <table:table-cell office:value-type="float" office:value="0.115280986974422" calcext:value-type="float">
            <text:p>0,115280986974422</text:p>
          </table:table-cell>
          <table:table-cell office:value-type="string" calcext:value-type="string">
            <text:p>Não</text:p>
          </table:table-cell>
          <table:table-cell office:value-type="float" office:value="0.397944107725168" calcext:value-type="float">
            <text:p>0,39794410772516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0 vs T1</text:p>
          </table:table-cell>
          <table:table-cell office:value-type="float" office:value="72.072419989527" calcext:value-type="float">
            <text:p>72,072419989527</text:p>
          </table:table-cell>
          <table:table-cell office:value-type="float" office:value="0.172501690680913" calcext:value-type="float">
            <text:p>0,172501690680913</text:p>
          </table:table-cell>
          <table:table-cell office:value-type="float" office:value="-2.65664325976536" calcext:value-type="float">
            <text:p>-2,65664325976536</text:p>
          </table:table-cell>
          <table:table-cell office:value-type="float" office:value="146.801483238819" calcext:value-type="float">
            <text:p>146,801483238819</text:p>
          </table:table-cell>
          <table:table-cell office:value-type="float" office:value="2.08356682621929" calcext:value-type="float">
            <text:p>2,08356682621929</text:p>
          </table:table-cell>
          <table:table-cell office:value-type="float" office:value="0.0575005635603044" calcext:value-type="float">
            <text:p>0,0575005635603044</text:p>
          </table:table-cell>
          <table:table-cell office:value-type="string" calcext:value-type="string">
            <text:p>Não</text:p>
          </table:table-cell>
          <table:table-cell office:value-type="float" office:value="0.284190449574539" calcext:value-type="float">
            <text:p>0,28419044957453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0 vs T2</text:p>
          </table:table-cell>
          <table:table-cell office:value-type="float" office:value="107.430153683917" calcext:value-type="float">
            <text:p>107,430153683917</text:p>
          </table:table-cell>
          <table:table-cell office:value-type="float" office:value="0.0558726478255087" calcext:value-type="float">
            <text:p>0,0558726478255087</text:p>
          </table:table-cell>
          <table:table-cell office:value-type="float" office:value="21.0792318724228" calcext:value-type="float">
            <text:p>21,0792318724228</text:p>
          </table:table-cell>
          <table:table-cell office:value-type="float" office:value="193.781075495412" calcext:value-type="float">
            <text:p>193,781075495412</text:p>
          </table:table-cell>
          <table:table-cell office:value-type="float" office:value="2.68773895991728" calcext:value-type="float">
            <text:p>2,68773895991728</text:p>
          </table:table-cell>
          <table:table-cell office:value-type="float" office:value="0.0186242159418362" calcext:value-type="float">
            <text:p>0,0186242159418362</text:p>
          </table:table-cell>
          <table:table-cell office:value-type="string" calcext:value-type="string">
            <text:p>Não</text:p>
          </table:table-cell>
          <table:table-cell office:value-type="float" office:value="0.428354892769809" calcext:value-type="float">
            <text:p>0,42835489276980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4</text:p>
          </table:table-cell>
          <table:table-cell office:value-type="string" calcext:value-type="string">
            <text:p>T1 vs T2</text:p>
          </table:table-cell>
          <table:table-cell office:value-type="float" office:value="35.3577336943903" calcext:value-type="float">
            <text:p>35,3577336943903</text:p>
          </table:table-cell>
          <table:table-cell office:value-type="float" office:value="1" calcext:value-type="float">
            <text:p>1</text:p>
          </table:table-cell>
          <table:table-cell office:value-type="float" office:value="-40.7342368719823" calcext:value-type="float">
            <text:p>-40,7342368719823</text:p>
          </table:table-cell>
          <table:table-cell office:value-type="float" office:value="111.449704260763" calcext:value-type="float">
            <text:p>111,449704260763</text:p>
          </table:table-cell>
          <table:table-cell office:value-type="float" office:value="1.00386071050988" calcext:value-type="float">
            <text:p>1,00386071050988</text:p>
          </table:table-cell>
          <table:table-cell office:value-type="float" office:value="0.333765999152132" calcext:value-type="float">
            <text:p>0,333765999152132</text:p>
          </table:table-cell>
          <table:table-cell office:value-type="string" calcext:value-type="string">
            <text:p>Não</text:p>
          </table:table-cell>
          <table:table-cell office:value-type="float" office:value="0.146157637298477" calcext:value-type="float">
            <text:p>0,14615763729847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0 vs T1</text:p>
          </table:table-cell>
          <table:table-cell office:value-type="float" office:value="168.010350418495" calcext:value-type="float">
            <text:p>168,010350418495</text:p>
          </table:table-cell>
          <table:table-cell office:value-type="float" office:value="0.00417362102837838" calcext:value-type="float">
            <text:p>0,00417362102837838</text:p>
          </table:table-cell>
          <table:table-cell office:value-type="float" office:value="78.2630976141233" calcext:value-type="float">
            <text:p>78,2630976141233</text:p>
          </table:table-cell>
          <table:table-cell office:value-type="float" office:value="257.757603222867" calcext:value-type="float">
            <text:p>257,757603222867</text:p>
          </table:table-cell>
          <table:table-cell office:value-type="float" office:value="4.04429421139303" calcext:value-type="float">
            <text:p>4,04429421139303</text:p>
          </table:table-cell>
          <table:table-cell office:value-type="float" office:value="0.00139120700945946" calcext:value-type="float">
            <text:p>0,00139120700945946</text:p>
          </table:table-cell>
          <table:table-cell office:value-type="string" calcext:value-type="string">
            <text:p>Sim</text:p>
          </table:table-cell>
          <table:table-cell office:value-type="float" office:value="0.566651496849146" calcext:value-type="float">
            <text:p>0,566651496849146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0 vs T2</text:p>
          </table:table-cell>
          <table:table-cell office:value-type="float" office:value="97.8380577457558" calcext:value-type="float">
            <text:p>97,8380577457558</text:p>
          </table:table-cell>
          <table:table-cell office:value-type="float" office:value="0.117704534568549" calcext:value-type="float">
            <text:p>0,117704534568549</text:p>
          </table:table-cell>
          <table:table-cell office:value-type="float" office:value="5.61996373306873" calcext:value-type="float">
            <text:p>5,61996373306873</text:p>
          </table:table-cell>
          <table:table-cell office:value-type="float" office:value="190.056151758443" calcext:value-type="float">
            <text:p>190,056151758443</text:p>
          </table:table-cell>
          <table:table-cell office:value-type="float" office:value="2.29202604571154" calcext:value-type="float">
            <text:p>2,29202604571154</text:p>
          </table:table-cell>
          <table:table-cell office:value-type="float" office:value="0.0392348448561831" calcext:value-type="float">
            <text:p>0,0392348448561831</text:p>
          </table:table-cell>
          <table:table-cell office:value-type="string" calcext:value-type="string">
            <text:p>Não</text:p>
          </table:table-cell>
          <table:table-cell office:value-type="float" office:value="0.311198547494075" calcext:value-type="float">
            <text:p>0,31119854749407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correct_by_length_6</text:p>
          </table:table-cell>
          <table:table-cell office:value-type="string" calcext:value-type="string">
            <text:p>T1 vs T2</text:p>
          </table:table-cell>
          <table:table-cell office:value-type="float" office:value="-70.1722926727396" calcext:value-type="float">
            <text:p>-70,1722926727396</text:p>
          </table:table-cell>
          <table:table-cell office:value-type="float" office:value="0.0512108033900085" calcext:value-type="float">
            <text:p>0,0512108033900085</text:p>
          </table:table-cell>
          <table:table-cell office:value-type="float" office:value="-125.633413776799" calcext:value-type="float">
            <text:p>-125,633413776799</text:p>
          </table:table-cell>
          <table:table-cell office:value-type="float" office:value="-14.7111715686801" calcext:value-type="float">
            <text:p>-14,7111715686801</text:p>
          </table:table-cell>
          <table:table-cell office:value-type="float" office:value="-2.73341069607587" calcext:value-type="float">
            <text:p>-2,73341069607587</text:p>
          </table:table-cell>
          <table:table-cell office:value-type="float" office:value="0.0170702677966695" calcext:value-type="float">
            <text:p>0,0170702677966695</text:p>
          </table:table-cell>
          <table:table-cell office:value-type="string" calcext:value-type="string">
            <text:p>Não</text:p>
          </table:table-cell>
          <table:table-cell office:value-type="float" office:value="-0.258942996676552" calcext:value-type="float">
            <text:p>-0,25894299667655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0 vs T1</text:p>
          </table:table-cell>
          <table:table-cell office:value-type="float" office:value="-230.777810648613" calcext:value-type="float">
            <text:p>-230,777810648613</text:p>
          </table:table-cell>
          <table:table-cell office:value-type="float" office:value="1" calcext:value-type="float">
            <text:p>1</text:p>
          </table:table-cell>
          <table:table-cell office:value-type="float" office:value="-823.667703618078" calcext:value-type="float">
            <text:p>-823,667703618078</text:p>
          </table:table-cell>
          <table:table-cell office:value-type="float" office:value="362.112082320853" calcext:value-type="float">
            <text:p>362,112082320853</text:p>
          </table:table-cell>
          <table:table-cell office:value-type="float" office:value="-0.840906810259343" calcext:value-type="float">
            <text:p>-0,840906810259343</text:p>
          </table:table-cell>
          <table:table-cell office:value-type="float" office:value="0.415599978045487" calcext:value-type="float">
            <text:p>0,415599978045487</text:p>
          </table:table-cell>
          <table:table-cell office:value-type="string" calcext:value-type="string">
            <text:p>Não</text:p>
          </table:table-cell>
          <table:table-cell office:value-type="float" office:value="-0.258703624911722" calcext:value-type="float">
            <text:p>-0,25870362491172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0 vs T2</text:p>
          </table:table-cell>
          <table:table-cell office:value-type="float" office:value="66.6614423533251" calcext:value-type="float">
            <text:p>66,6614423533251</text:p>
          </table:table-cell>
          <table:table-cell office:value-type="float" office:value="1" calcext:value-type="float">
            <text:p>1</text:p>
          </table:table-cell>
          <table:table-cell office:value-type="float" office:value="-155.253865099396" calcext:value-type="float">
            <text:p>-155,253865099396</text:p>
          </table:table-cell>
          <table:table-cell office:value-type="float" office:value="288.576749806046" calcext:value-type="float">
            <text:p>288,576749806046</text:p>
          </table:table-cell>
          <table:table-cell office:value-type="float" office:value="0.648956091887843" calcext:value-type="float">
            <text:p>0,648956091887843</text:p>
          </table:table-cell>
          <table:table-cell office:value-type="float" office:value="0.527665584545325" calcext:value-type="float">
            <text:p>0,527665584545325</text:p>
          </table:table-cell>
          <table:table-cell office:value-type="string" calcext:value-type="string">
            <text:p>Não</text:p>
          </table:table-cell>
          <table:table-cell office:value-type="float" office:value="0.12608356999545" calcext:value-type="float">
            <text:p>0,1260835699954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</text:p>
          </table:table-cell>
          <table:table-cell office:value-type="string" calcext:value-type="string">
            <text:p>T1 vs T2</text:p>
          </table:table-cell>
          <table:table-cell office:value-type="float" office:value="297.439253001938" calcext:value-type="float">
            <text:p>297,439253001938</text:p>
          </table:table-cell>
          <table:table-cell office:value-type="float" office:value="0.702658036579604" calcext:value-type="float">
            <text:p>0,702658036579604</text:p>
          </table:table-cell>
          <table:table-cell office:value-type="float" office:value="-217.653399746314" calcext:value-type="float">
            <text:p>-217,653399746314</text:p>
          </table:table-cell>
          <table:table-cell office:value-type="float" office:value="812.53190575019" calcext:value-type="float">
            <text:p>812,53190575019</text:p>
          </table:table-cell>
          <table:table-cell office:value-type="float" office:value="1.24750068935776" calcext:value-type="float">
            <text:p>1,24750068935776</text:p>
          </table:table-cell>
          <table:table-cell office:value-type="float" office:value="0.234219345526535" calcext:value-type="float">
            <text:p>0,234219345526535</text:p>
          </table:table-cell>
          <table:table-cell office:value-type="string" calcext:value-type="string">
            <text:p>Não</text:p>
          </table:table-cell>
          <table:table-cell office:value-type="float" office:value="0.316467542801989" calcext:value-type="float">
            <text:p>0,31646754280198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0 vs T1</text:p>
          </table:table-cell>
          <table:table-cell office:value-type="float" office:value="-1467.6537037037" calcext:value-type="float">
            <text:p>-1467,6537037037</text:p>
          </table:table-cell>
          <table:table-cell office:value-type="float" office:value="0.390658001316554" calcext:value-type="float">
            <text:p>0,390658001316554</text:p>
          </table:table-cell>
          <table:table-cell office:value-type="float" office:value="-3414.56758454046" calcext:value-type="float">
            <text:p>-3414,56758454046</text:p>
          </table:table-cell>
          <table:table-cell office:value-type="float" office:value="479.260177133056" calcext:value-type="float">
            <text:p>479,260177133056</text:p>
          </table:table-cell>
          <table:table-cell office:value-type="float" office:value="-1.71415914858898" calcext:value-type="float">
            <text:p>-1,71415914858898</text:p>
          </table:table-cell>
          <table:table-cell office:value-type="float" office:value="0.130219333772185" calcext:value-type="float">
            <text:p>0,130219333772185</text:p>
          </table:table-cell>
          <table:table-cell office:value-type="string" calcext:value-type="string">
            <text:p>Não</text:p>
          </table:table-cell>
          <table:table-cell office:value-type="float" office:value="-0.699492275850537" calcext:value-type="float">
            <text:p>-0,69949227585053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0 vs T2</text:p>
          </table:table-cell>
          <table:table-cell office:value-type="float" office:value="-63.7740079365078" calcext:value-type="float">
            <text:p>-63,7740079365078</text:p>
          </table:table-cell>
          <table:table-cell office:value-type="float" office:value="0.735070359034595" calcext:value-type="float">
            <text:p>0,735070359034595</text:p>
          </table:table-cell>
          <table:table-cell office:value-type="float" office:value="-498.48354193129" calcext:value-type="float">
            <text:p>-498,48354193129</text:p>
          </table:table-cell>
          <table:table-cell office:value-type="float" office:value="370.935526058274" calcext:value-type="float">
            <text:p>370,935526058274</text:p>
          </table:table-cell>
          <table:table-cell office:value-type="float" office:value="-1.26894635900294" calcext:value-type="float">
            <text:p>-1,26894635900294</text:p>
          </table:table-cell>
          <table:table-cell office:value-type="float" office:value="0.245023453011532" calcext:value-type="float">
            <text:p>0,245023453011532</text:p>
          </table:table-cell>
          <table:table-cell office:value-type="string" calcext:value-type="string">
            <text:p>Não</text:p>
          </table:table-cell>
          <table:table-cell office:value-type="float" office:value="-0.369905672747029" calcext:value-type="float">
            <text:p>-0,36990567274702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2</text:p>
          </table:table-cell>
          <table:table-cell office:value-type="string" calcext:value-type="string">
            <text:p>T1 vs T2</text:p>
          </table:table-cell>
          <table:table-cell office:value-type="float" office:value="1309.20565476191" calcext:value-type="float">
            <text:p>1309,20565476191</text:p>
          </table:table-cell>
          <table:table-cell office:value-type="float" office:value="0.700070540092164" calcext:value-type="float">
            <text:p>0,700070540092164</text:p>
          </table:table-cell>
          <table:table-cell office:value-type="float" office:value="-1064.19620449553" calcext:value-type="float">
            <text:p>-1064,19620449553</text:p>
          </table:table-cell>
          <table:table-cell office:value-type="float" office:value="3682.60751401934" calcext:value-type="float">
            <text:p>3682,60751401934</text:p>
          </table:table-cell>
          <table:table-cell office:value-type="float" office:value="1.30436378883641" calcext:value-type="float">
            <text:p>1,30436378883641</text:p>
          </table:table-cell>
          <table:table-cell office:value-type="float" office:value="0.233356846697388" calcext:value-type="float">
            <text:p>0,233356846697388</text:p>
          </table:table-cell>
          <table:table-cell office:value-type="string" calcext:value-type="string">
            <text:p>Não</text:p>
          </table:table-cell>
          <table:table-cell office:value-type="float" office:value="0.552009624509753" calcext:value-type="float">
            <text:p>0,552009624509753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0 vs T1</text:p>
          </table:table-cell>
          <table:table-cell office:value-type="float" office:value="172.981593406593" calcext:value-type="float">
            <text:p>172,981593406593</text:p>
          </table:table-cell>
          <table:table-cell office:value-type="float" office:value="0.0629009264089382" calcext:value-type="float">
            <text:p>0,0629009264089382</text:p>
          </table:table-cell>
          <table:table-cell office:value-type="float" office:value="5.44690838365949" calcext:value-type="float">
            <text:p>5,44690838365949</text:p>
          </table:table-cell>
          <table:table-cell office:value-type="float" office:value="340.516278429527" calcext:value-type="float">
            <text:p>340,516278429527</text:p>
          </table:table-cell>
          <table:table-cell office:value-type="float" office:value="2.69165714601125" calcext:value-type="float">
            <text:p>2,69165714601125</text:p>
          </table:table-cell>
          <table:table-cell office:value-type="float" office:value="0.0209669754696461" calcext:value-type="float">
            <text:p>0,0209669754696461</text:p>
          </table:table-cell>
          <table:table-cell office:value-type="string" calcext:value-type="string">
            <text:p>Não</text:p>
          </table:table-cell>
          <table:table-cell office:value-type="float" office:value="0.546943259785957" calcext:value-type="float">
            <text:p>0,54694325978595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0 vs T2</text:p>
          </table:table-cell>
          <table:table-cell office:value-type="float" office:value="-42.7972338935574" calcext:value-type="float">
            <text:p>-42,7972338935574</text:p>
          </table:table-cell>
          <table:table-cell office:value-type="float" office:value="1" calcext:value-type="float">
            <text:p>1</text:p>
          </table:table-cell>
          <table:table-cell office:value-type="float" office:value="-412.200464846521" calcext:value-type="float">
            <text:p>-412,200464846521</text:p>
          </table:table-cell>
          <table:table-cell office:value-type="float" office:value="326.605997059406" calcext:value-type="float">
            <text:p>326,605997059406</text:p>
          </table:table-cell>
          <table:table-cell office:value-type="float" office:value="-0.25499527020735" calcext:value-type="float">
            <text:p>-0,25499527020735</text:p>
          </table:table-cell>
          <table:table-cell office:value-type="float" office:value="0.803431397935441" calcext:value-type="float">
            <text:p>0,803431397935441</text:p>
          </table:table-cell>
          <table:table-cell office:value-type="string" calcext:value-type="string">
            <text:p>Não</text:p>
          </table:table-cell>
          <table:table-cell office:value-type="float" office:value="-0.0759422288634498" calcext:value-type="float">
            <text:p>-0,075942228863449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4</text:p>
          </table:table-cell>
          <table:table-cell office:value-type="string" calcext:value-type="string">
            <text:p>T1 vs T2</text:p>
          </table:table-cell>
          <table:table-cell office:value-type="float" office:value="-202.563655462185" calcext:value-type="float">
            <text:p>-202,563655462185</text:p>
          </table:table-cell>
          <table:table-cell office:value-type="float" office:value="0.561389648241658" calcext:value-type="float">
            <text:p>0,561389648241658</text:p>
          </table:table-cell>
          <table:table-cell office:value-type="float" office:value="-568.744651305612" calcext:value-type="float">
            <text:p>-568,744651305612</text:p>
          </table:table-cell>
          <table:table-cell office:value-type="float" office:value="163.617340381243" calcext:value-type="float">
            <text:p>163,617340381243</text:p>
          </table:table-cell>
          <table:table-cell office:value-type="float" office:value="-1.40671834729162" calcext:value-type="float">
            <text:p>-1,40671834729162</text:p>
          </table:table-cell>
          <table:table-cell office:value-type="float" office:value="0.187129882747219" calcext:value-type="float">
            <text:p>0,187129882747219</text:p>
          </table:table-cell>
          <table:table-cell office:value-type="string" calcext:value-type="string">
            <text:p>Não</text:p>
          </table:table-cell>
          <table:table-cell office:value-type="float" office:value="-0.466180363459788" calcext:value-type="float">
            <text:p>-0,46618036345978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0 vs T1</text:p>
          </table:table-cell>
          <table:table-cell office:value-type="float" office:value="-30.7604327296633" calcext:value-type="float">
            <text:p>-30,7604327296633</text:p>
          </table:table-cell>
          <table:table-cell office:value-type="float" office:value="1" calcext:value-type="float">
            <text:p>1</text:p>
          </table:table-cell>
          <table:table-cell office:value-type="float" office:value="-438.829592300343" calcext:value-type="float">
            <text:p>-438,829592300343</text:p>
          </table:table-cell>
          <table:table-cell office:value-type="float" office:value="377.308726841016" calcext:value-type="float">
            <text:p>377,308726841016</text:p>
          </table:table-cell>
          <table:table-cell office:value-type="float" office:value="-0.164239869408168" calcext:value-type="float">
            <text:p>-0,164239869408168</text:p>
          </table:table-cell>
          <table:table-cell office:value-type="float" office:value="0.872276277707548" calcext:value-type="float">
            <text:p>0,872276277707548</text:p>
          </table:table-cell>
          <table:table-cell office:value-type="string" calcext:value-type="string">
            <text:p>Não</text:p>
          </table:table-cell>
          <table:table-cell office:value-type="float" office:value="-0.0468761836864859" calcext:value-type="float">
            <text:p>-0,046876183686485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0 vs T2</text:p>
          </table:table-cell>
          <table:table-cell office:value-type="float" office:value="94.4715683009802" calcext:value-type="float">
            <text:p>94,4715683009802</text:p>
          </table:table-cell>
          <table:table-cell office:value-type="float" office:value="1" calcext:value-type="float">
            <text:p>1</text:p>
          </table:table-cell>
          <table:table-cell office:value-type="float" office:value="-235.72211995675" calcext:value-type="float">
            <text:p>-235,72211995675</text:p>
          </table:table-cell>
          <table:table-cell office:value-type="float" office:value="424.665256558711" calcext:value-type="float">
            <text:p>424,665256558711</text:p>
          </table:table-cell>
          <table:table-cell office:value-type="float" office:value="0.17069237427596" calcext:value-type="float">
            <text:p>0,17069237427596</text:p>
          </table:table-cell>
          <table:table-cell office:value-type="float" office:value="0.867309890963141" calcext:value-type="float">
            <text:p>0,867309890963141</text:p>
          </table:table-cell>
          <table:table-cell office:value-type="string" calcext:value-type="string">
            <text:p>Não</text:p>
          </table:table-cell>
          <table:table-cell office:value-type="float" office:value="0.0405473400621841" calcext:value-type="float">
            <text:p>0,040547340062184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incorrect_by_length_6</text:p>
          </table:table-cell>
          <table:table-cell office:value-type="string" calcext:value-type="string">
            <text:p>T1 vs T2</text:p>
          </table:table-cell>
          <table:table-cell office:value-type="float" office:value="55.8708396178984" calcext:value-type="float">
            <text:p>55,8708396178984</text:p>
          </table:table-cell>
          <table:table-cell office:value-type="float" office:value="1" calcext:value-type="float">
            <text:p>1</text:p>
          </table:table-cell>
          <table:table-cell office:value-type="float" office:value="-439.91365863462" calcext:value-type="float">
            <text:p>-439,91365863462</text:p>
          </table:table-cell>
          <table:table-cell office:value-type="float" office:value="551.655337870417" calcext:value-type="float">
            <text:p>551,655337870417</text:p>
          </table:table-cell>
          <table:table-cell office:value-type="float" office:value="0.245534304909917" calcext:value-type="float">
            <text:p>0,245534304909917</text:p>
          </table:table-cell>
          <table:table-cell office:value-type="float" office:value="0.810191780229195" calcext:value-type="float">
            <text:p>0,810191780229195</text:p>
          </table:table-cell>
          <table:table-cell office:value-type="string" calcext:value-type="string">
            <text:p>Não</text:p>
          </table:table-cell>
          <table:table-cell office:value-type="float" office:value="0.0788246209423388" calcext:value-type="float">
            <text:p>0,078824620942338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0 vs T1</text:p>
          </table:table-cell>
          <table:table-cell office:value-type="float" office:value="78.3090476190479" calcext:value-type="float">
            <text:p>78,3090476190479</text:p>
          </table:table-cell>
          <table:table-cell office:value-type="float" office:value="0.185641149641545" calcext:value-type="float">
            <text:p>0,185641149641545</text:p>
          </table:table-cell>
          <table:table-cell office:value-type="float" office:value="-4.50170484483934" calcext:value-type="float">
            <text:p>-4,50170484483934</text:p>
          </table:table-cell>
          <table:table-cell office:value-type="float" office:value="161.119800082935" calcext:value-type="float">
            <text:p>161,119800082935</text:p>
          </table:table-cell>
          <table:table-cell office:value-type="float" office:value="2.04292808554395" calcext:value-type="float">
            <text:p>2,04292808554395</text:p>
          </table:table-cell>
          <table:table-cell office:value-type="float" office:value="0.0618803832138484" calcext:value-type="float">
            <text:p>0,0618803832138484</text:p>
          </table:table-cell>
          <table:table-cell office:value-type="string" calcext:value-type="string">
            <text:p>Não</text:p>
          </table:table-cell>
          <table:table-cell office:value-type="float" office:value="0.286944030636351" calcext:value-type="float">
            <text:p>0,28694403063635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0 vs T2</text:p>
          </table:table-cell>
          <table:table-cell office:value-type="float" office:value="100.490952380953" calcext:value-type="float">
            <text:p>100,490952380953</text:p>
          </table:table-cell>
          <table:table-cell office:value-type="float" office:value="0.00828209616625522" calcext:value-type="float">
            <text:p>0,00828209616625522</text:p>
          </table:table-cell>
          <table:table-cell office:value-type="float" office:value="41.5369935726187" calcext:value-type="float">
            <text:p>41,5369935726187</text:p>
          </table:table-cell>
          <table:table-cell office:value-type="float" office:value="159.444911189286" calcext:value-type="float">
            <text:p>159,444911189286</text:p>
          </table:table-cell>
          <table:table-cell office:value-type="float" office:value="3.68249237489775" calcext:value-type="float">
            <text:p>3,68249237489775</text:p>
          </table:table-cell>
          <table:table-cell office:value-type="float" office:value="0.00276069872208507" calcext:value-type="float">
            <text:p>0,00276069872208507</text:p>
          </table:table-cell>
          <table:table-cell office:value-type="string" calcext:value-type="string">
            <text:p>Sim</text:p>
          </table:table-cell>
          <table:table-cell office:value-type="float" office:value="0.392399530237028" calcext:value-type="float">
            <text:p>0,392399530237028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mean_rt_total</text:p>
          </table:table-cell>
          <table:table-cell office:value-type="string" calcext:value-type="string">
            <text:p>T1 vs T2</text:p>
          </table:table-cell>
          <table:table-cell office:value-type="float" office:value="22.1819047619047" calcext:value-type="float">
            <text:p>22,1819047619047</text:p>
          </table:table-cell>
          <table:table-cell office:value-type="float" office:value="1" calcext:value-type="float">
            <text:p>1</text:p>
          </table:table-cell>
          <table:table-cell office:value-type="float" office:value="-47.1361893520677" calcext:value-type="float">
            <text:p>-47,1361893520677</text:p>
          </table:table-cell>
          <table:table-cell office:value-type="float" office:value="91.499998875877" calcext:value-type="float">
            <text:p>91,499998875877</text:p>
          </table:table-cell>
          <table:table-cell office:value-type="float" office:value="0.691321543108655" calcext:value-type="float">
            <text:p>0,691321543108655</text:p>
          </table:table-cell>
          <table:table-cell office:value-type="float" office:value="0.501523117039461" calcext:value-type="float">
            <text:p>0,501523117039461</text:p>
          </table:table-cell>
          <table:table-cell office:value-type="string" calcext:value-type="string">
            <text:p>Não</text:p>
          </table:table-cell>
          <table:table-cell office:value-type="float" office:value="0.0852858725029985" calcext:value-type="float">
            <text:p>0,0852858725029985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0 vs T1</text:p>
          </table:table-cell>
          <table:table-cell office:value-type="float" office:value="38.9168481610909" calcext:value-type="float">
            <text:p>38,9168481610909</text:p>
          </table:table-cell>
          <table:table-cell office:value-type="float" office:value="0.399681618382903" calcext:value-type="float">
            <text:p>0,399681618382903</text:p>
          </table:table-cell>
          <table:table-cell office:value-type="float" office:value="-13.5734333007777" calcext:value-type="float">
            <text:p>-13,5734333007777</text:p>
          </table:table-cell>
          <table:table-cell office:value-type="float" office:value="91.4071296229596" calcext:value-type="float">
            <text:p>91,4071296229596</text:p>
          </table:table-cell>
          <table:table-cell office:value-type="float" office:value="1.60172010196876" calcext:value-type="float">
            <text:p>1,60172010196876</text:p>
          </table:table-cell>
          <table:table-cell office:value-type="float" office:value="0.133227206127634" calcext:value-type="float">
            <text:p>0,133227206127634</text:p>
          </table:table-cell>
          <table:table-cell office:value-type="string" calcext:value-type="string">
            <text:p>Não</text:p>
          </table:table-cell>
          <table:table-cell office:value-type="float" office:value="0.551729780124377" calcext:value-type="float">
            <text:p>0,551729780124377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0 vs T2</text:p>
          </table:table-cell>
          <table:table-cell office:value-type="float" office:value="-8.75232662588823" calcext:value-type="float">
            <text:p>-8,75232662588823</text:p>
          </table:table-cell>
          <table:table-cell office:value-type="float" office:value="1" calcext:value-type="float">
            <text:p>1</text:p>
          </table:table-cell>
          <table:table-cell office:value-type="float" office:value="-45.1342489380248" calcext:value-type="float">
            <text:p>-45,1342489380248</text:p>
          </table:table-cell>
          <table:table-cell office:value-type="float" office:value="27.6295956862484" calcext:value-type="float">
            <text:p>27,6295956862484</text:p>
          </table:table-cell>
          <table:table-cell office:value-type="float" office:value="-0.519715587083493" calcext:value-type="float">
            <text:p>-0,519715587083493</text:p>
          </table:table-cell>
          <table:table-cell office:value-type="float" office:value="0.611997192041562" calcext:value-type="float">
            <text:p>0,611997192041562</text:p>
          </table:table-cell>
          <table:table-cell office:value-type="string" calcext:value-type="string">
            <text:p>Não</text:p>
          </table:table-cell>
          <table:table-cell office:value-type="float" office:value="-0.154847862229182" calcext:value-type="float">
            <text:p>-0,154847862229182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slope_rt_by_length</text:p>
          </table:table-cell>
          <table:table-cell office:value-type="string" calcext:value-type="string">
            <text:p>T1 vs T2</text:p>
          </table:table-cell>
          <table:table-cell office:value-type="float" office:value="-47.6691747869792" calcext:value-type="float">
            <text:p>-47,6691747869792</text:p>
          </table:table-cell>
          <table:table-cell office:value-type="float" office:value="0.0871102486451305" calcext:value-type="float">
            <text:p>0,0871102486451305</text:p>
          </table:table-cell>
          <table:table-cell office:value-type="float" office:value="-89.6478804916376" calcext:value-type="float">
            <text:p>-89,6478804916376</text:p>
          </table:table-cell>
          <table:table-cell office:value-type="float" office:value="-5.69046908232068" calcext:value-type="float">
            <text:p>-5,69046908232068</text:p>
          </table:table-cell>
          <table:table-cell office:value-type="float" office:value="-2.45321977799147" calcext:value-type="float">
            <text:p>-2,45321977799147</text:p>
          </table:table-cell>
          <table:table-cell office:value-type="float" office:value="0.0290367495483768" calcext:value-type="float">
            <text:p>0,0290367495483768</text:p>
          </table:table-cell>
          <table:table-cell office:value-type="string" calcext:value-type="string">
            <text:p>Não</text:p>
          </table:table-cell>
          <table:table-cell office:value-type="float" office:value="-0.751535641260574" calcext:value-type="float">
            <text:p>-0,751535641260574</text:p>
          </table:table-cell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mo_5f_Geral" style:display-name="PageStyle_Resumo_Ger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rmalidade" style:display-name="PageStyle_Normalida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OVA" style:display-name="PageStyle_ANO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utliers" style:display-name="PageStyle_Outli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stHoc" style:display-name="PageStyle_PostHo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fericidade" style:display-name="PageStyle_Esfericida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09-16T00:33:49</meta:creation-date>
    <dc:date>2025-09-15T21:40:12.312782900</dc:date>
    <meta:generator>LibreOffice/25.2.5.2$Windows_X86_64 LibreOffice_project/03d19516eb2e1dd5d4ccd751a0d6f35f35e08022</meta:generator>
    <meta:editing-duration>PT3M45S</meta:editing-duration>
    <meta:editing-cycles>1</meta:editing-cycles>
    <meta:document-statistic meta:table-count="6" meta:cell-count="2390" meta:object-count="0"/>
    <meta:user-defined meta:name="AppVersion">3.1</meta:user-defined>
  </office:meta>
</office:document-meta>
</file>